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AnjaliOldLipi" svg:font-family="AnjaliOldLipi"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265cm" style:rel-column-width="2985*"/>
    </style:style>
    <style:style style:name="Tabla2.B" style:family="table-column">
      <style:table-column-properties style:column-width="12.33cm" style:rel-column-width="6990*"/>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fo:background-color="transparent" fo:padding="0.097cm" fo:border="none"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njaliOldLipi" fo:font-size="11pt" fo:font-weight="bold" style:font-size-asian="11pt" style:font-weight-asian="bold" style:font-size-complex="11pt" style:font-weight-complex="bold"/>
    </style:style>
    <style:style style:name="P3" style:family="paragraph" style:parent-style-name="Standard">
      <style:text-properties style:font-name="AnjaliOldLipi" fo:font-size="11pt" style:font-size-asian="11pt" style:font-size-complex="11pt"/>
    </style:style>
    <style:style style:name="P4" style:family="paragraph" style:parent-style-name="Standard">
      <style:text-properties style:font-name="AnjaliOldLipi" fo:font-size="11pt" fo:font-weight="normal" style:font-size-asian="11pt" style:font-weight-asian="normal" style:font-size-complex="11pt" style:font-weight-complex="normal"/>
    </style:style>
    <style:style style:name="P5" style:family="paragraph" style:parent-style-name="Table_20_Contents">
      <style:text-properties style:font-name="AnjaliOldLipi" fo:font-size="11pt" style:font-size-asian="11pt" style:font-size-complex="11pt"/>
    </style:style>
    <style:style style:name="P6" style:family="paragraph" style:parent-style-name="Table_20_Contents">
      <style:text-properties style:font-name="AnjaliOldLipi" fo:font-size="11pt" fo:font-weight="bold" style:font-size-asian="11pt" style:font-weight-asian="bold" style:font-size-complex="11pt" style:font-weight-complex="bold"/>
    </style:style>
    <style:style style:name="P7" style:family="paragraph" style:parent-style-name="Table_20_Contents">
      <style:text-properties style:font-name="AnjaliOldLipi" fo:font-size="11pt" fo:font-weight="normal" style:font-size-asian="11pt" style:font-weight-asian="normal" style:font-size-complex="11pt" style:font-weight-complex="normal"/>
    </style:style>
    <style:style style:name="P8" style:family="paragraph" style:parent-style-name="Standard">
      <style:text-properties style:font-name="AnjaliOldLipi" fo:font-size="12pt" style:font-size-asian="12pt" style:font-size-complex="12pt"/>
    </style:style>
    <style:style style:name="P9" style:family="paragraph" style:parent-style-name="Standard">
      <style:text-properties style:font-name="AnjaliOldLipi" fo:font-size="12pt" fo:font-weight="bold" style:font-size-asian="12pt" style:font-weight-asian="bold" style:font-size-complex="12pt" style:font-weight-complex="bold"/>
    </style:style>
    <style:style style:name="P10" style:family="paragraph" style:parent-style-name="Standard">
      <style:text-properties style:font-name="AnjaliOldLipi" fo:font-size="13pt" fo:font-weight="bold" style:font-size-asian="13pt" style:font-weight-asian="bold" style:font-size-complex="13pt" style:font-weight-complex="bold"/>
    </style:style>
    <style:style style:name="P11" style:family="paragraph" style:parent-style-name="Standard">
      <style:text-properties style:font-name="AnjaliOldLipi" fo:font-size="13pt" style:font-size-asian="13pt" style:font-size-complex="13pt"/>
    </style:style>
    <style:style style:name="P12" style:family="paragraph" style:parent-style-name="Standard">
      <style:text-properties style:font-name="AnjaliOldLipi" fo:font-size="13pt" style:text-underline-style="none" style:font-size-asian="13pt" style:font-size-complex="13pt"/>
    </style:style>
    <style:style style:name="P13" style:family="paragraph" style:parent-style-name="Standard">
      <style:text-properties style:font-name="AnjaliOldLipi" fo:font-size="13pt" style:text-underline-style="none" fo:font-weight="bold" style:font-size-asian="13pt" style:font-weight-asian="bold" style:font-size-complex="13pt" style:font-weight-complex="bold"/>
    </style:style>
    <style:style style:name="P14" style:family="paragraph" style:parent-style-name="Table_20_Contents">
      <style:text-properties style:font-name="AnjaliOldLipi" fo:font-size="12pt" fo:font-weight="bold" style:font-size-asian="12pt" style:font-weight-asian="bold" style:font-size-complex="12pt" style:font-weight-complex="bold"/>
    </style:style>
    <style:style style:name="P15" style:family="paragraph" style:parent-style-name="Table_20_Contents">
      <style:text-properties style:font-name="AnjaliOldLipi" fo:font-size="12pt" style:font-size-asian="12pt" style:font-size-complex="12pt"/>
    </style:style>
    <style:style style:name="P16" style:family="paragraph" style:parent-style-name="Table_20_Contents">
      <style:text-properties style:font-name="AnjaliOldLipi"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njaliOldLipi"/>
    </style:style>
    <style:style style:name="T4" style:family="text">
      <style:text-properties style:font-name="AnjaliOldLipi" fo:font-size="12pt" style:font-size-asian="12pt" style:font-size-complex="12pt"/>
    </style:style>
    <style:style style:name="T5" style:family="text">
      <style:text-properties style:font-name="Nimbus Mono L"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6" style:family="text">
      <style:text-properties fo:font-style="normal" fo:font-weight="normal" style:font-name-asian="Nimbus Mono L" style:font-style-asian="normal" style:font-weight-asian="normal" style:font-name-complex="Nimbus Mono L" style:font-style-complex="normal" style:font-weight-complex="normal"/>
    </style:style>
    <style:style style:name="T7" style:family="text">
      <style:text-properties fo:font-size="12pt"/>
    </style:style>
    <style:style style:name="T8" style:family="text">
      <style:text-properties style:font-size-asian="12pt"/>
    </style:style>
    <style:style style:name="T9" style:family="text">
      <style:text-properties style:font-size-complex="12pt"/>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columns-spanned="2" office:value-type="string">
            <text:p text:style-name="P2">&lt;ctype.h&gt;</text:p>
          </table:table-cell>
          <table:covered-table-cell/>
        </table:table-row>
        <table:table-row>
          <table:table-cell table:style-name="Tabla1.A1" office:value-type="string">
            <text:p text:style-name="P3">isalnum, isalpha, isascii, iscntrl, isdigit. isgraph, islower, isprint, ispunct, isspace, isupper, isxdigit.</text:p>
          </table:table-cell>
          <table:table-cell table:style-name="Tabla1.A1" office:value-type="string">
            <text:p text:style-name="P4">Funciones de clasificación de caracteres.</text:p>
          </table:table-cell>
        </table:table-row>
        <table:table-row>
          <table:table-cell table:style-name="Tabla1.A1" table:number-columns-spanned="2" office:value-type="string">
            <text:p text:style-name="P2">&lt;math.h&gt;</text:p>
          </table:table-cell>
          <table:covered-table-cell/>
        </table:table-row>
        <table:table-row>
          <table:table-cell table:style-name="Tabla1.A1" office:value-type="string">
            <text:p text:style-name="P3">double ceil(double x)</text:p>
          </table:table-cell>
          <table:table-cell table:style-name="Tabla1.A1" office:value-type="string">
            <text:p text:style-name="P3">Calcula el valor integral más pequeño que no sea menor de x.</text:p>
          </table:table-cell>
        </table:table-row>
        <table:table-row>
          <table:table-cell table:style-name="Tabla1.A1" office:value-type="string">
            <text:p text:style-name="P5">double floor(double x)</text:p>
          </table:table-cell>
          <table:table-cell table:style-name="Tabla1.A1" office:value-type="string">
            <text:p text:style-name="P5">Calcula el valor integral más grande que no sea mayor de x.</text:p>
          </table:table-cell>
        </table:table-row>
        <table:table-row>
          <table:table-cell table:style-name="Tabla1.A1" office:value-type="string">
            <text:p text:style-name="P5">double fmod(double x, double y)</text:p>
          </table:table-cell>
          <table:table-cell table:style-name="Tabla1.A1" office:value-type="string">
            <text:p text:style-name="P5">Calcula el resto de coma flotante de la división de x/y.</text:p>
          </table:table-cell>
        </table:table-row>
        <table:table-row>
          <table:table-cell table:style-name="Tabla1.A1" office:value-type="string">
            <text:p text:style-name="P5">double frexp(double valor, int *exp)</text:p>
          </table:table-cell>
          <table:table-cell table:style-name="Tabla1.A1" office:value-type="string">
            <text:p text:style-name="P5">Parte en dos el número de coma flotante en una fracción normalizada y un entero con potencia a la 2. Guarda el entero en el objecto int apuntado por exp. La función frexp retorna el valor de x tal que x es un double con magnitud en el intervalo [1/2, 1] o cero, y valor = x * 2*exp. Si valor es cero, ambas partes del resultado son cero.</text:p>
          </table:table-cell>
        </table:table-row>
        <table:table-row>
          <table:table-cell table:style-name="Tabla1.A1" office:value-type="string">
            <text:p text:style-name="P5">double modf(double valor, double *iptr)</text:p>
          </table:table-cell>
          <table:table-cell table:style-name="Tabla1.A1" office:value-type="string">
            <text:p text:style-name="P5">Parte en dos el argumento valor en una parte entera y otra decimal, cada una de las cuales tiene el mismo signo que el argumento. Guarda la parte entera como un double en el objeto apuntado por iptr. La función modf retorna la parte decimal con signo de valor.</text:p>
          </table:table-cell>
        </table:table-row>
        <table:table-row>
          <table:table-cell table:style-name="Tabla1.A1" table:number-columns-spanned="2" office:value-type="string">
            <text:p text:style-name="P6">&lt;stdio.h&gt;</text:p>
          </table:table-cell>
          <table:covered-table-cell/>
        </table:table-row>
        <table:table-row>
          <table:table-cell table:style-name="Tabla1.A1" office:value-type="string">
            <text:p text:style-name="P7">int fclose(FILE *stream)</text:p>
          </table:table-cell>
          <table:table-cell table:style-name="Tabla1.A1" office:value-type="string">
            <text:p text:style-name="P7">El stream apuntado por stream será despejado y el fichero asociado, cerrado.</text:p>
          </table:table-cell>
        </table:table-row>
        <table:table-row>
          <table:table-cell table:style-name="Tabla1.A1" office:value-type="string">
            <text:p text:style-name="P7">int fgetc(FILE *stream)</text:p>
          </table:table-cell>
          <table:table-cell table:style-name="Tabla1.A1" office:value-type="string">
            <text:p text:style-name="P7">Obtiene el carácter siguiente (si está presente) como un unsigned char convertido a int, desde el stream de entrada apuntado por stream, y avanza el indicador de posición de ficheros asociado al stream (si está definido).</text:p>
          </table:table-cell>
        </table:table-row>
        <table:table-row>
          <table:table-cell table:style-name="Tabla1.A1" office:value-type="string">
            <text:p text:style-name="P7">char *fgets(char *cadena, int n, FILE *stream)</text:p>
          </table:table-cell>
          <table:table-cell table:style-name="Tabla1.A1" office:value-type="string">
            <text:p text:style-name="P7">Lee como máximo uno menos que el número de caracteres indicado por n desde el stream apuntado por stream al array apuntado por cadena. Ningún carácter adicional es leído después del carácter de nueva línea (el cual es retenido) o después de un final de fichero (EOF). <text:soft-page-break/>Un carácter nulo es escrito inmediatamente después del último carácter leído en el array.</text:p>
          </table:table-cell>
        </table:table-row>
        <table:table-row>
          <table:table-cell table:style-name="Tabla1.A1" office:value-type="string">
            <text:p text:style-name="P5">FILE *fopen(const char *nombre, const char *modo)</text:p>
          </table:table-cell>
          <table:table-cell table:style-name="Tabla1.A1" office:value-type="string">
            <text:p text:style-name="P5"><text:span text:style-name="T1">r <text:s/></text:span>Abre un fichero de texto para lectura.</text:p>
            <text:p text:style-name="P5"><text:span text:style-name="T1">w <text:s/></text:span>Trunca, a longitud cero o crea un fichero de texto para escribir.</text:p>
            <text:p text:style-name="P5"><text:span text:style-name="T1">a <text:s/></text:span>Añade; abre o crea un fichero de texto para escribir al final del fichero (EOF).</text:p>
          </table:table-cell>
        </table:table-row>
        <table:table-row>
          <table:table-cell table:style-name="Tabla1.A1" office:value-type="string">
            <text:p text:style-name="P5">int fprintf(FILE *stream, const char *formato, ...)</text:p>
          </table:table-cell>
          <table:table-cell table:style-name="Tabla1.A1" office:value-type="string">
            <text:p text:style-name="P5">Envía datos al stream apuntado por stream, bajo el control de la cadena apuntada por formato que especifica cómo los argumentos posteriores son convertidos para la salida. Si hay argumentos insuficientes para el formato, el comportamiento no está definido. Si el formato termina mientras quedan argumentos, los argumentos restantes son evaluados (como siempre) pero ignorados.</text:p>
          </table:table-cell>
        </table:table-row>
        <table:table-row>
          <table:table-cell table:style-name="Tabla1.A1" office:value-type="string">
            <text:p text:style-name="P5">int fputc(int c, FILE *stream)</text:p>
          </table:table-cell>
          <table:table-cell table:style-name="Tabla1.A1" office:value-type="string">
            <text:p text:style-name="P5">Escribe el carácter indicado por c (convertido a un unsigned char) al stream de salida apuntado por stream.</text:p>
          </table:table-cell>
        </table:table-row>
        <table:table-row>
          <table:table-cell table:style-name="Tabla1.A1" office:value-type="string">
            <text:p text:style-name="P5">int fputs(const char *cadena, FILE *stream)</text:p>
          </table:table-cell>
          <table:table-cell table:style-name="Tabla1.A1" office:value-type="string">
            <text:p text:style-name="P5">Escribe la cadena apuntada por cadena al stream apuntado por stream. El carácter nulo no es escrito.</text:p>
          </table:table-cell>
        </table:table-row>
        <table:table-row>
          <table:table-cell table:style-name="Tabla1.A1" office:value-type="string">
            <text:p text:style-name="P5">int fscanf(FILE *stream, const char *formato, ...)</text:p>
          </table:table-cell>
          <table:table-cell table:style-name="Tabla1.A1" office:value-type="string">
            <text:p text:style-name="P5">Recibe datos del stream apuntado por stream, bajo el control de la cadena apuntada por formato que especifica las secuencias de entrada permitadas y cómo han de ser convertidas para la asignación.</text:p>
          </table:table-cell>
        </table:table-row>
        <table:table-row>
          <table:table-cell table:style-name="Tabla1.A1" office:value-type="string">
            <text:p text:style-name="P5">int sprintf(char *cadena, const char *formato, ...)</text:p>
          </table:table-cell>
          <table:table-cell table:style-name="Tabla1.A1" office:value-type="string">
            <text:p text:style-name="P5">El argumento cadena especifica un array en el cual la salida generada es para ser escrita, en vez de un stream. Un carácter nulo es escrito al final de los caracteres escritos; no es contado como parte de la suma retornada.</text:p>
          </table:table-cell>
        </table:table-row>
        <table:table-row>
          <table:table-cell table:style-name="Tabla1.A1" office:value-type="string">
            <text:p text:style-name="P5">int sscanf(const char *cadena, const char *formato,...)</text:p>
          </table:table-cell>
          <table:table-cell table:style-name="Tabla1.A1" office:value-type="string">
            <text:p text:style-name="P5">El argumento cadena especifica un array desde el cual la entrada es obtenida, en vez de un stream. Llegando al final de la cadena es equivalente a encontrar un final de fichero (EOF) en la función fscanf.</text:p>
          </table:table-cell>
        </table:table-row>
        <table:table-row>
          <table:table-cell table:style-name="Tabla1.A1" table:number-columns-spanned="2" office:value-type="string">
            <text:p text:style-name="P6">&lt;stdlib.h&gt;</text:p>
          </table:table-cell>
          <table:covered-table-cell/>
        </table:table-row>
        <table:table-row>
          <table:table-cell table:style-name="Tabla1.A1" office:value-type="string">
            <text:p text:style-name="P5">int abs(int num)</text:p>
          </table:table-cell>
          <table:table-cell table:style-name="Tabla1.A1" office:value-type="string">
            <text:p text:style-name="P5">Calcula el valor absoluto de un entero num. Si el <text:soft-page-break/>resultado no puede ser representado, el comportamiento no está definido.</text:p>
          </table:table-cell>
        </table:table-row>
        <table:table-row>
          <table:table-cell table:style-name="Tabla1.A1" office:value-type="string">
            <text:p text:style-name="P5">double atof(const char *numPtr)</text:p>
          </table:table-cell>
          <table:table-cell table:style-name="Tabla1.A1" office:value-type="string">
            <text:p text:style-name="P5">Convierte la porción inicial de la cadena apuntada por numPtr a una representación de double.</text:p>
          </table:table-cell>
        </table:table-row>
        <table:table-row>
          <table:table-cell table:style-name="Tabla1.A1" office:value-type="string">
            <text:p text:style-name="P5">int atoi(const char *numPtr)</text:p>
          </table:table-cell>
          <table:table-cell table:style-name="Tabla1.A1" office:value-type="string">
            <text:p text:style-name="P5">Convierte la porción inicial de la cadena apuntada por numPtr a una representación de int.</text:p>
          </table:table-cell>
        </table:table-row>
        <table:table-row>
          <table:table-cell table:style-name="Tabla1.A1" office:value-type="string">
            <text:p text:style-name="P5">long int atol(const char *numPtr)</text:p>
          </table:table-cell>
          <table:table-cell table:style-name="Tabla1.A1" office:value-type="string">
            <text:p text:style-name="P5">Convierte la porción inicial de la cadena apuntada por numPtr a una representación de long.</text:p>
          </table:table-cell>
        </table:table-row>
        <table:table-row>
          <table:table-cell table:style-name="Tabla1.A1" office:value-type="string">
            <text:p text:style-name="P5">void *bsearch(const void *clave, const void *base,</text:p>
            <text:p text:style-name="P5"><text:s text:c="3"/>size_t nmemb, size_t tamanyo, </text:p>
            <text:p text:style-name="P5"><text:s text:c="3"/>int (*comparar)(const void *, const void *))</text:p>
          </table:table-cell>
          <table:table-cell table:style-name="Tabla1.A1" office:value-type="string">
            <text:p text:style-name="P5">Busca un array de nmemb objetos, el elemento inicial del que es apuntado por base, para un elemento que empareje el objeto apuntado por clave. El tamaño de cada elemento del array está especificado por tamanyo. La función retornará un entero menor, igual, o mayor que cero si el objeto clave es considerado, respectivamente a ser menor, igual, o mayor que el elemento del array. El array consistirá de: todos los elementos que comparan a ser menores, iguales, o mayores que el objeto clave, en ese orden.</text:p>
          </table:table-cell>
        </table:table-row>
        <table:table-row>
          <table:table-cell table:style-name="Tabla1.A1" office:value-type="string">
            <text:p text:style-name="P5">void *malloc(size_t tamanyo)</text:p>
          </table:table-cell>
          <table:table-cell table:style-name="Tabla1.A1" office:value-type="string">
            <text:p text:style-name="P5">Adjudica espacio para un objeto, cuyo tamaño es especificado por tamanyo y cuyo valor es indeterminado.</text:p>
          </table:table-cell>
        </table:table-row>
        <table:table-row>
          <table:table-cell table:style-name="Tabla1.A1" office:value-type="string">
            <text:p text:style-name="P5">void qsort(void *base, size_t nmemb, size_t tamanyo,</text:p>
            <text:p text:style-name="P5"><text:s text:c="3"/>int (*comparar)(const void *, const void *))</text:p>
          </table:table-cell>
          <table:table-cell table:style-name="Tabla1.A1" office:value-type="string">
            <text:p text:style-name="P5">Ordena un array de nmemb objetos. El elemento inicial es apuntado por base. El tamaño de cada elemento del array está especificado por tamanyo. El contenido del array es ordenado en el orden de ascienso según una función de comparación apuntada por comparar, la cual es llamada con dos argumentos que apuntan a los objetos a ser comparados. La función retornará un entero menor, igual, o mayor que cero si el primer objeto es considerado, respectivamente a ser menor, igual, o mayor que el segundo. Si los dos elementos son iguales, su orden en el array ordenado no está definido.</text:p>
          </table:table-cell>
        </table:table-row>
        <text:soft-page-break/>
        <table:table-row>
          <table:table-cell table:style-name="Tabla1.A1" office:value-type="string">
            <text:p text:style-name="P5">double strtod(const char *numPtr, char **finalPtr)</text:p>
          </table:table-cell>
          <table:table-cell table:style-name="Tabla1.A1" office:value-type="string">
            <text:p text:style-name="P5">Convierte la porción inicial de la cadena apuntada por numPtr a una representación de long int. Primero descompone la cadena de entrada en tres partes: una secuencia inicial, posiblemente vacía, de caracteres de espacio blanco (tal como es especificado por la macro isspace), una secuencia fuente asemejándose a una constante de coma flotante; y una cadena final de uno o más caracteres irreconocidos, incluyendo el carácter nulo final de la cadena entrada. Entonces, intenta convertir la secuencia fuente a un número de coma flotante, y retorna el resultado.</text:p>
          </table:table-cell>
        </table:table-row>
        <table:table-row>
          <table:table-cell table:style-name="Tabla1.A1" office:value-type="string">
            <text:p text:style-name="P5">long int strol(const char *numPtr, char **finalPtr, int base)</text:p>
          </table:table-cell>
          <table:table-cell table:style-name="Tabla1.A1" office:value-type="string">
            <text:p text:style-name="P5">Convierte la porción inicial de la cadena apuntada por numPtr a una representación de long int. Primero descompone la cadena de entrada en tres partes: una secuencia inicial, posiblemente vacía, de caracteres de espacio blanco (tal como es especificado por la función isspace), una secuencia fuente asemejándose a un entero representado en alguna base determinado por el valor de base, y una cadena final de uno o más caracteres irreconocidos, incluyendo el carácter nulo final de la cadena entrada. Entonces, intenta convertir la secuencia fuente a un entero, y retorna el resultado.</text:p>
          </table:table-cell>
        </table:table-row>
        <table:table-row>
          <table:table-cell table:style-name="Tabla1.A1" office:value-type="string">
            <text:p text:style-name="P5">unsigned long int strtoul(const char *numPtr, char **finalPtr, int base)</text:p>
          </table:table-cell>
          <table:table-cell table:style-name="Tabla1.A1" office:value-type="string">
            <text:p text:style-name="P5">Convierte la porción inicial de la cadena apuntada por numPtr a una representación de unsigned long int. La función strtoul funciona identicamente a la función strtol.</text:p>
          </table:table-cell>
        </table:table-row>
        <table:table-row>
          <table:table-cell table:style-name="Tabla1.A1" table:number-columns-spanned="2" office:value-type="string">
            <text:p text:style-name="P6">&lt;string.h&gt;</text:p>
          </table:table-cell>
          <table:covered-table-cell/>
        </table:table-row>
        <table:table-row>
          <table:table-cell table:style-name="Tabla1.A1" office:value-type="string">
            <text:p text:style-name="P5">void *memchr(const void *s, int c, size_t n)</text:p>
          </table:table-cell>
          <table:table-cell table:style-name="Tabla1.A1" office:value-type="string">
            <text:p text:style-name="P5">Localiza la primera aparición del carácter c (convertido a unsigned char) en los primeros n caracteres (cada uno interpretado como un unsigned char) del objeto apuntado por s.</text:p>
          </table:table-cell>
        </table:table-row>
        <table:table-row>
          <table:table-cell table:style-name="Tabla1.A1" office:value-type="string">
            <text:p text:style-name="P5">int memcmp(const void *s1, const void *s2, size_t n)</text:p>
          </table:table-cell>
          <table:table-cell table:style-name="Tabla1.A1" office:value-type="string">
            <text:p text:style-name="P5">Compara los primeros n caracteres del objeto apuntado por s1 (interpretado como unsigned char) con los primeros n caracteres del objeto apuntado por s2 (interpretado como unsigned <text:soft-page-break/>char). La función retorna un número entero mayor, igual, o menor que cero, apropiadamente según el objeto apuntado por s1 es mayor, igual, o menor que el objeto apuntado por s2.</text:p>
          </table:table-cell>
        </table:table-row>
        <table:table-row>
          <table:table-cell table:style-name="Tabla1.A1" office:value-type="string">
            <text:p text:style-name="P5">void *memcpy(void *s1, const void *s2, size_t n)</text:p>
          </table:table-cell>
          <table:table-cell table:style-name="Tabla1.A1" office:value-type="string">
            <text:p text:style-name="P5">Copia los primeros n caracteres del objeto apuntado por s2 al objeto apuntado por s1.</text:p>
          </table:table-cell>
        </table:table-row>
        <table:table-row>
          <table:table-cell table:style-name="Tabla1.A1" office:value-type="string">
            <text:p text:style-name="P5">void *memmove(void *s1, const void *s2, size_t n)</text:p>
          </table:table-cell>
          <table:table-cell table:style-name="Tabla1.A1" office:value-type="string">
            <text:p text:style-name="P5">Copia los primeros n caracteres del objeto apuntado por s2 al objeto apuntado por s1.Sin embargo, se asegura de que no estén superpuestos. Por esta razón, copia los caracteres a un array/arreglo temporalmente. Después vuelve a copiar del array temporal al objeto en cuestión. La función retorna el valor de s1.</text:p>
          </table:table-cell>
        </table:table-row>
        <table:table-row>
          <table:table-cell table:style-name="Tabla1.A1" office:value-type="string">
            <text:p text:style-name="P5">void *memset(void *s, int c, size_t n)</text:p>
          </table:table-cell>
          <table:table-cell table:style-name="Tabla1.A1" office:value-type="string">
            <text:p text:style-name="P5">Copia el valor de c (convertido a unsigned char) en cada uno de los primeros n caracteres en el objeto apuntado por s. La función retorna el valor de s.</text:p>
          </table:table-cell>
        </table:table-row>
        <table:table-row>
          <table:table-cell table:style-name="Tabla1.A1" office:value-type="string">
            <text:p text:style-name="P5">char *strchr(char *s, int c)</text:p>
          </table:table-cell>
          <table:table-cell table:style-name="Tabla1.A1" office:value-type="string">
            <text:p text:style-name="P5">Localiza la primera aparición de c (convertido a unsigned char) en la cadena apuntada por s (incluyendo el carácter nulo). La función retorna un puntero a partir del carácter encontrado. Si no se ha encontrado el carácter, c, entonces retorna un puntero null.</text:p>
          </table:table-cell>
        </table:table-row>
        <table:table-row>
          <table:table-cell table:style-name="Tabla1.A1" office:value-type="string">
            <text:p text:style-name="P5">int strcmp(const char *s1, const char *s2)</text:p>
          </table:table-cell>
          <table:table-cell table:style-name="Tabla1.A1" office:value-type="string">
            <text:p text:style-name="P5">Compara la cadena apuntada por s1 con la cadena apuntada por s2.</text:p>
          </table:table-cell>
        </table:table-row>
      </table:table>
      <text:p text:style-name="P8"/>
      <table:table table:name="Tabla2" table:style-name="Tabla2">
        <table:table-column table:style-name="Tabla2.A"/>
        <table:table-column table:style-name="Tabla2.B"/>
        <table:table-row table:style-name="Tabla2.1">
          <table:table-cell table:style-name="Tabla2.A1" table:number-columns-spanned="2" office:value-type="string">
            <text:p text:style-name="P14">&lt;list&gt;</text:p>
          </table:table-cell>
          <table:covered-table-cell/>
        </table:table-row>
        <table:table-row table:style-name="Tabla2.1">
          <table:table-cell table:style-name="Tabla2.A1" table:number-columns-spanned="2" office:value-type="string">
            <text:p text:style-name="P14">Constructores y asignación</text:p>
          </table:table-cell>
          <table:covered-table-cell/>
        </table:table-row>
        <table:table-row table:style-name="Tabla2.1">
          <table:table-cell table:style-name="Tabla2.A1" office:value-type="string">
            <text:p text:style-name="P15">list&lt;T&gt; v</text:p>
          </table:table-cell>
          <table:table-cell table:style-name="Tabla2.A1" office:value-type="string">
            <text:p text:style-name="P15">Constructor por defecto O(1)</text:p>
          </table:table-cell>
        </table:table-row>
        <table:table-row table:style-name="Tabla2.1">
          <table:table-cell table:style-name="Tabla2.A1" office:value-type="string">
            <text:p text:style-name="P15">list&lt;T&gt; l (aList);</text:p>
          </table:table-cell>
          <table:table-cell table:style-name="Tabla2.A1" office:value-type="string">
            <text:p text:style-name="P15">Constructor de copia O(n)</text:p>
          </table:table-cell>
        </table:table-row>
        <table:table-row table:style-name="Tabla2.1">
          <table:table-cell table:style-name="Tabla2.A1" office:value-type="string">
            <text:p text:style-name="P15">l = aList</text:p>
          </table:table-cell>
          <table:table-cell table:style-name="Tabla2.A1" office:value-type="string">
            <text:p text:style-name="P15">Asignación O(n)</text:p>
          </table:table-cell>
        </table:table-row>
        <table:table-row table:style-name="Tabla2.1">
          <table:table-cell table:style-name="Tabla2.A1" table:number-columns-spanned="2" office:value-type="string">
            <text:p text:style-name="P14">Acceso a elementos</text:p>
          </table:table-cell>
          <table:covered-table-cell/>
        </table:table-row>
        <table:table-row table:style-name="Tabla2.1">
          <table:table-cell table:style-name="Tabla2.A1" office:value-type="string">
            <text:p text:style-name="P15">l.front()</text:p>
          </table:table-cell>
          <table:table-cell table:style-name="Tabla2.A1" office:value-type="string">
            <text:p text:style-name="P15">Primer valor de la colección O(1)</text:p>
          </table:table-cell>
        </table:table-row>
        <table:table-row table:style-name="Tabla2.1">
          <table:table-cell table:style-name="Tabla2.A1" office:value-type="string">
            <text:p text:style-name="P15">l.back()</text:p>
          </table:table-cell>
          <table:table-cell table:style-name="Tabla2.A1" office:value-type="string">
            <text:p text:style-name="P15">Último valor de la colección O(1)</text:p>
          </table:table-cell>
        </table:table-row>
        <text:soft-page-break/>
        <table:table-row table:style-name="Tabla2.1">
          <table:table-cell table:style-name="Tabla2.A1" table:number-columns-spanned="2" office:value-type="string">
            <text:p text:style-name="P14">Inserción y borrado</text:p>
          </table:table-cell>
          <table:covered-table-cell/>
        </table:table-row>
        <table:table-row table:style-name="Tabla2.1">
          <table:table-cell table:style-name="Tabla2.A1" office:value-type="string">
            <text:p text:style-name="P15">l.push_front (T)</text:p>
          </table:table-cell>
          <table:table-cell table:style-name="Tabla2.A1" office:value-type="string">
            <text:p text:style-name="P15">Añade un elemento al principio de la lista O(1)</text:p>
          </table:table-cell>
        </table:table-row>
        <table:table-row table:style-name="Tabla2.1">
          <table:table-cell table:style-name="Tabla2.A1" office:value-type="string">
            <text:p text:style-name="P15">l.push_back (T)</text:p>
          </table:table-cell>
          <table:table-cell table:style-name="Tabla2.A1" office:value-type="string">
            <text:p text:style-name="P15">Añade un elemento al final de la lista O(1)</text:p>
          </table:table-cell>
        </table:table-row>
        <table:table-row table:style-name="Tabla2.1">
          <table:table-cell table:style-name="Tabla2.A1" office:value-type="string">
            <text:p text:style-name="P15">l.insert (iterator, T)</text:p>
          </table:table-cell>
          <table:table-cell table:style-name="Tabla2.A1" office:value-type="string">
            <text:p text:style-name="P15">Inserta un nuevo elementos antes del iterador O(1)</text:p>
          </table:table-cell>
        </table:table-row>
        <table:table-row table:style-name="Tabla2.1">
          <table:table-cell table:style-name="Tabla2.A1" office:value-type="string">
            <text:p text:style-name="P15">l.swap (list&lt;T&gt;)</text:p>
          </table:table-cell>
          <table:table-cell table:style-name="Tabla2.A1" office:value-type="string">
            <text:p text:style-name="P15">Intercambia valores con otra lista O(1)</text:p>
          </table:table-cell>
        </table:table-row>
        <table:table-row table:style-name="Tabla2.1">
          <table:table-cell table:style-name="Tabla2.A1" office:value-type="string">
            <text:p text:style-name="P15">l.pop_front ()</text:p>
          </table:table-cell>
          <table:table-cell table:style-name="Tabla2.A1" office:value-type="string">
            <text:p text:style-name="P15">Borra el primer elemento de la lista O(1)</text:p>
          </table:table-cell>
        </table:table-row>
        <table:table-row table:style-name="Tabla2.1">
          <table:table-cell table:style-name="Tabla2.A1" office:value-type="string">
            <text:p text:style-name="P15">l.pop_back ()</text:p>
          </table:table-cell>
          <table:table-cell table:style-name="Tabla2.A1" office:value-type="string">
            <text:p text:style-name="P15">Borra el último elemento de la lista O(1)</text:p>
          </table:table-cell>
        </table:table-row>
        <table:table-row table:style-name="Tabla2.1">
          <table:table-cell table:style-name="Tabla2.A1" office:value-type="string">
            <text:p text:style-name="P15">l.remove(T)</text:p>
          </table:table-cell>
          <table:table-cell table:style-name="Tabla2.A1" office:value-type="string">
            <text:p text:style-name="P15">Eliminar todos los elementos iguales a uno dado O(n)</text:p>
          </table:table-cell>
        </table:table-row>
        <table:table-row table:style-name="Tabla2.1">
          <table:table-cell table:style-name="Tabla2.A1" office:value-type="string">
            <text:p text:style-name="P15">l.remove_if(predicate)</text:p>
          </table:table-cell>
          <table:table-cell table:style-name="Tabla2.A1" office:value-type="string">
            <text:p text:style-name="P15">Eliminar todos los valores que cumplan una condición O(n)</text:p>
          </table:table-cell>
        </table:table-row>
        <table:table-row table:style-name="Tabla2.1">
          <table:table-cell table:style-name="Tabla2.A1" office:value-type="string">
            <text:p text:style-name="P15">l.erase (iterator)</text:p>
          </table:table-cell>
          <table:table-cell table:style-name="Tabla2.A1" office:value-type="string">
            <text:p text:style-name="P15">Borra el elemento indicado por el iterador O(1)</text:p>
          </table:table-cell>
        </table:table-row>
        <table:table-row table:style-name="Tabla2.1">
          <table:table-cell table:style-name="Tabla2.A1" office:value-type="string">
            <text:p text:style-name="P15">l.erase (iterator, iterator)</text:p>
          </table:table-cell>
          <table:table-cell table:style-name="Tabla2.A1" office:value-type="string">
            <text:p text:style-name="P15">Borra un rango de valores O(1)</text:p>
          </table:table-cell>
        </table:table-row>
        <table:table-row table:style-name="Tabla2.1">
          <table:table-cell table:style-name="Tabla2.A1" office:value-type="string">
            <text:p text:style-name="P15">l.size ()</text:p>
          </table:table-cell>
          <table:table-cell table:style-name="Tabla2.A1" office:value-type="string">
            <text:p text:style-name="P15">Número de elementos en la lista O(n)</text:p>
          </table:table-cell>
        </table:table-row>
        <table:table-row table:style-name="Tabla2.1">
          <table:table-cell table:style-name="Tabla2.A1" office:value-type="string">
            <text:p text:style-name="P15">l.empty ()</text:p>
          </table:table-cell>
          <table:table-cell table:style-name="Tabla2.A1" office:value-type="string">
            <text:p text:style-name="P15">Cierto si la lista está vacía O(1)</text:p>
          </table:table-cell>
        </table:table-row>
        <table:table-row table:style-name="Tabla2.1">
          <table:table-cell table:style-name="Tabla2.A1" table:number-columns-spanned="2" office:value-type="string">
            <text:p text:style-name="P14">Iteradores</text:p>
          </table:table-cell>
          <table:covered-table-cell/>
        </table:table-row>
        <table:table-row table:style-name="Tabla2.1">
          <table:table-cell table:style-name="Tabla2.A1" office:value-type="string">
            <text:p text:style-name="P15">list&lt;T&gt;::iterator itr</text:p>
          </table:table-cell>
          <table:table-cell table:style-name="Tabla2.A1" office:value-type="string">
            <text:p text:style-name="P15">Declara un nuevo iterador O(1)</text:p>
          </table:table-cell>
        </table:table-row>
        <table:table-row table:style-name="Tabla2.1">
          <table:table-cell table:style-name="Tabla2.A1" office:value-type="string">
            <text:p text:style-name="P15">l.begin ()</text:p>
          </table:table-cell>
          <table:table-cell table:style-name="Tabla2.A1" office:value-type="string">
            <text:p text:style-name="P15">Iterador que referencia al primer elemento O(1)</text:p>
          </table:table-cell>
        </table:table-row>
        <table:table-row table:style-name="Tabla2.1">
          <table:table-cell table:style-name="Tabla2.A1" office:value-type="string">
            <text:p text:style-name="P15">l.end ()<text:tab/></text:p>
          </table:table-cell>
          <table:table-cell table:style-name="Tabla2.A1" office:value-type="string">
            <text:p text:style-name="P15">Iterador que referencia al siguiente al último<text:tab/> O(1)</text:p>
          </table:table-cell>
        </table:table-row>
        <table:table-row table:style-name="Tabla2.1">
          <table:table-cell table:style-name="Tabla2.A1" office:value-type="string">
            <text:p text:style-name="P15">list&lt;T&gt;::reverse_iterator ritr</text:p>
          </table:table-cell>
          <table:table-cell table:style-name="Tabla2.A1" office:value-type="string">
            <text:p text:style-name="P15">Declara un nuevo reverse_iterator</text:p>
          </table:table-cell>
        </table:table-row>
        <table:table-row table:style-name="Tabla2.1">
          <table:table-cell table:style-name="Tabla2.A1" office:value-type="string">
            <text:p text:style-name="P15">l.rbegin ()</text:p>
          </table:table-cell>
          <table:table-cell table:style-name="Tabla2.A1" office:value-type="string">
            <text:p text:style-name="P15">Reverse_iterator que referencia al último elemento O(1)</text:p>
          </table:table-cell>
        </table:table-row>
        <table:table-row table:style-name="Tabla2.1">
          <table:table-cell table:style-name="Tabla2.A1" office:value-type="string">
            <text:p text:style-name="P15">l.rend ()</text:p>
          </table:table-cell>
          <table:table-cell table:style-name="Tabla2.A1" office:value-type="string">
            <text:p text:style-name="P15">Reverse_iterator que referencia al anterior al primero O(1)</text:p>
          </table:table-cell>
        </table:table-row>
        <table:table-row table:style-name="Tabla2.1">
          <table:table-cell table:style-name="Tabla2.A1" office:value-type="string">
            <text:p text:style-name="P15">l.reverse()</text:p>
          </table:table-cell>
          <table:table-cell table:style-name="Tabla2.A1" office:value-type="string">
            <text:p text:style-name="P15">Invierte la lista O(n)</text:p>
          </table:table-cell>
        </table:table-row>
        <table:table-row table:style-name="Tabla2.1">
          <table:table-cell table:style-name="Tabla2.A1" office:value-type="string">
            <text:p text:style-name="P15">l.sort()<text:tab/></text:p>
          </table:table-cell>
          <table:table-cell table:style-name="Tabla2.A1" office:value-type="string">
            <text:p text:style-name="P15">Ordena los elementos de menor a mayor O(nlogn)</text:p>
          </table:table-cell>
        </table:table-row>
        <table:table-row table:style-name="Tabla2.1">
          <table:table-cell table:style-name="Tabla2.A1" office:value-type="string">
            <text:p text:style-name="P15">l.merge(list&lt;T&gt;)</text:p>
          </table:table-cell>
          <table:table-cell table:style-name="Tabla2.A1" office:value-type="string">
            <text:p text:style-name="P15">Mezcla con otra lista ordenada O(n)</text:p>
          </table:table-cell>
        </table:table-row>
        <table:table-row table:style-name="Tabla2.1">
          <table:table-cell table:style-name="Tabla2.A1" office:value-type="string">
            <text:p text:style-name="P15">l.sort(comparision)</text:p>
          </table:table-cell>
          <table:table-cell table:style-name="Tabla2.A1" office:value-type="string">
            <text:p text:style-name="P15">Ordena los elementos según una función</text:p>
          </table:table-cell>
        </table:table-row>
        <table:table-row table:style-name="Tabla2.1">
          <table:table-cell table:style-name="Tabla2.A1" office:value-type="string">
            <text:p text:style-name="P15"/>
          </table:table-cell>
          <table:table-cell table:style-name="Tabla2.A1" office:value-type="string">
            <text:p text:style-name="P15"/>
          </table:table-cell>
        </table:table-row>
        <table:table-row table:style-name="Tabla2.1">
          <table:table-cell table:style-name="Tabla2.A1" office:value-type="string">
            <text:p text:style-name="P14">&lt;string&gt;</text:p>
          </table:table-cell>
          <table:table-cell table:style-name="Tabla2.A1" office:value-type="string">
            <text:p text:style-name="P15"/>
          </table:table-cell>
        </table:table-row>
        <table:table-row table:style-name="Tabla2.1">
          <table:table-cell table:style-name="Tabla2.A1" office:value-type="string">
            <text:p text:style-name="P15">Inicialización</text:p>
            <text:p text:style-name="P15">(constructor)</text:p>
          </table:table-cell>
          <table:table-cell table:style-name="Tabla2.A1" office:value-type="string">
            <text:p text:style-name="P8">Un objeto string se puede definir sin un valor de inicialización, en ese caso su valor inicial es una cadena vacía (longitud cero, <text:soft-page-break/>ningún carácter): </text:p>
            <text:p text:style-name="P15">string str1; </text:p>
            <text:p text:style-name="P15"/>
            <text:p text:style-name="P15">Un objeto de la clase string se puede también inicializar con</text:p>
            <text:p text:style-name="P15">una expresión string: </text:p>
            <text:p text:style-name="P15"><text:s/>string str2 = str1; string str3 = str1 + str2;</text:p>
            <text:p text:style-name="P15"><text:s/>string str4 (str2); <text:s/>// forma alternativa a string str4 = str2;</text:p>
            <text:p text:style-name="P15">una cadena de caracteres constante: </text:p>
            <text:p text:style-name="P15">string str4 = "hola allí";</text:p>
            <text:p text:style-name="P15">string str5 ("adiós"); </text:p>
            <text:p text:style-name="P15">un único carácter</text:p>
            <text:p text:style-name="P15"/>
            <text:p text:style-name="P15">string str6 = ' A'; // incorrecto</text:p>
            <text:p text:style-name="P15">En su lugar, debemos utilizar una forma especial con dos valores:</text:p>
            <text:p text:style-name="P15">string str7 (1, 'A'); <text:s/>// correcto</text:p>
            <text:p text:style-name="P15"/>
            <text:p text:style-name="P15">una subcadena de otro objeto string: </text:p>
            <text:p text:style-name="P15"><text:s/>string str8 = "ABCDEFGHIJKL", str9(str8, 2, 9); </text:p>
          </table:table-cell>
        </table:table-row>
        <table:table-row table:style-name="Tabla2.1">
          <table:table-cell table:style-name="Tabla2.A1" office:value-type="string">
            <text:p text:style-name="P15">length </text:p>
            <text:p text:style-name="P15"/>
            <text:p text:style-name="P15">size</text:p>
          </table:table-cell>
          <table:table-cell table:style-name="Tabla2.A1" office:value-type="string">
            <text:p text:style-name="P8">size_type length() const; </text:p>
            <text:p text:style-name="P15">size_type size() const; </text:p>
            <text:p text:style-name="P15"/>
            <text:p text:style-name="P15">Ambas funciones devuelven la longitud (número de caracteres) del string. El tipo devuelto size_type es un tipo entero sin signo. (el nombre del tipo generalmente debe tener el nombre de la clase con el operador de alcance, como en string::size_type .) </text:p>
            <text:p text:style-name="P15"><text:s/>string str = "hola";</text:p>
            <text:p text:style-name="P15"><text:s/>string::size_type len; </text:p>
            <text:p text:style-name="P15"><text:s/>len = str.length();</text:p>
            <text:p text:style-name="P15"><text:s/>len = str.size(); </text:p>
          </table:table-cell>
        </table:table-row>
        <table:table-row table:style-name="Tabla2.1">
          <table:table-cell table:style-name="Tabla2.A1" office:value-type="string">
            <text:p text:style-name="P15">c_str</text:p>
          </table:table-cell>
          <table:table-cell table:style-name="Tabla2.A1" office:value-type="string">
            <text:p text:style-name="P8">const char * c_str(); </text:p>
            <text:p text:style-name="P15"/>
            <text:p text:style-name="P15">Se utiliza para poder compatibilizar el nuevo tipo de dato con el antiguo char * </text:p>
            <text:p text:style-name="P15"><text:s/>string filename; <text:s/>cout &lt;&lt; "introduce nombre del archivo: <text:s/>"; <text:s/>cin &gt;&gt; filename; <text:s/>ofstream outfile (filename.c_str()); <text:s/>outfile &lt;&lt; "datos" &lt;&lt; endl; </text:p>
          </table:table-cell>
        </table:table-row>
        <text:soft-page-break/>
        <table:table-row table:style-name="Tabla2.1">
          <table:table-cell table:style-name="Tabla2.A1" office:value-type="string">
            <text:p text:style-name="P15">insert</text:p>
          </table:table-cell>
          <table:table-cell table:style-name="Tabla2.A1" office:value-type="string">
            <text:p text:style-name="P8">string::pos insert(string::size_type pos, const string&amp; s); </text:p>
            <text:p text:style-name="P15">Inserta un string s en el objeto string actual, comenzando en la posición pos especificada. </text:p>
            <text:p text:style-name="P15"><text:s/>string str11 = "abcdefghi";</text:p>
            <text:p text:style-name="P15"><text:s/>string str12 = "0123";</text:p>
            <text:p text:style-name="P15"><text:s/>str11.insert (3, str12);</text:p>
            <text:p text:style-name="P15"><text:s/>cout &lt;&lt; str11 &lt;&lt; endl; <text:s/>// "abc0123defghi"</text:p>
            <text:p text:style-name="P15"><text:s/>str12.insert (1, "xyz");</text:p>
            <text:p text:style-name="P15"><text:s/>cout &lt;&lt; str12 &lt;&lt; endl; <text:s/>//"0xyz123" </text:p>
          </table:table-cell>
        </table:table-row>
        <table:table-row table:style-name="Tabla2.1">
          <table:table-cell table:style-name="Tabla2.A1" office:value-type="string">
            <text:p text:style-name="P15">erase</text:p>
          </table:table-cell>
          <table:table-cell table:style-name="Tabla2.A1" office:value-type="string">
            <text:p text:style-name="P8">string::pos erase(string::size_type pos, size_type n); </text:p>
            <text:p text:style-name="P15">Suprime una subcadena de longitud n del string actual a partir del carácter de la posición pos . </text:p>
            <text:p text:style-name="P15"><text:s/>string str13 = "abcdefghi"; <text:s/>str13.erase (5,3); <text:s/>cout &lt;&lt; str13 &lt;&lt; endl; <text:s/>//"abcdei" </text:p>
          </table:table-cell>
        </table:table-row>
        <table:table-row table:style-name="Tabla2.1">
          <table:table-cell table:style-name="Tabla2.A1" office:value-type="string">
            <text:p text:style-name="P15">replace</text:p>
          </table:table-cell>
          <table:table-cell table:style-name="Tabla2.A1" office:value-type="string">
            <text:p text:style-name="P8">string::pos replace(size_type pos, size_type n, const string &amp;s); </text:p>
            <text:p text:style-name="P15">Suprime la subcadena que empieza en el carácter de la posición pos del string actual y con longitud n, y la substituye por la cadena s </text:p>
            <text:p text:style-name="P15">string str14 = "abcdefghi"; <text:s/>string str15 = "XYZ";</text:p>
            <text:p text:style-name="P15">str14.replace (4,2,str15);</text:p>
            <text:p text:style-name="P15">cout &lt;&lt; str14 &lt;&lt; endl; <text:s/>// "abcdXYZghi" </text:p>
          </table:table-cell>
        </table:table-row>
        <table:table-row table:style-name="Tabla2.1">
          <table:table-cell table:style-name="Tabla2.A1" office:value-type="string">
            <text:p text:style-name="P15">find </text:p>
            <text:p text:style-name="P15"/>
            <text:p text:style-name="P15">rfind</text:p>
          </table:table-cell>
          <table:table-cell table:style-name="Tabla2.A1" office:value-type="string">
            <text:p text:style-name="P8">size_type (const string &amp;str, size_type posicion); </text:p>
            <text:p text:style-name="P15">Busca <text:s/>la primera ocurrencia de str en la cadena actual, comenzando en la posición posicion. Si se encuentra, devuelva la posición del primer carácter. Si no, devuelve un valor especial (llamado string::npos ). El rfind hace lo mismo, pero devuelve la posición de la ocurrencia de la última vez que aparece la cadena especificada. </text:p>
            <text:p text:style-name="P15"><text:s/>string str16 = "abcdefghi"; <text:s/>string str17 = "def";</text:p>
            <text:p text:style-name="P15"><text:s/>string::size_type posicion = str16.find (str17,0); <text:s/>cout &lt;&lt; posicion &lt;&lt; endl;</text:p>
            <text:p text:style-name="P15"><text:s/>posicion = str16.find ("AB", 0); <text:s/></text:p>
            <text:p text:style-name="P15"><text:s/>if (posicion == string::npos)</text:p>
            <text:p text:style-name="P15"><text:s text:c="3"/>cout &lt;&lt; "no encontrado" &lt;&lt; endl;</text:p>
          </table:table-cell>
        </table:table-row>
        <table:table-row table:style-name="Tabla2.1">
          <table:table-cell table:style-name="Tabla2.A1" office:value-type="string">
            <text:p text:style-name="P15">substr</text:p>
          </table:table-cell>
          <table:table-cell table:style-name="Tabla2.A1" office:value-type="string">
            <text:p text:style-name="P8">string substr(size_type pos, size_type n); </text:p>
            <text:p text:style-name="P15">Devuelve una subcadena del string actual, comenzando en la <text:soft-page-break/>posición pos y teniendo una longitud de n : </text:p>
            <text:p text:style-name="P15"><text:s/>string str18 = "abcdefghi";</text:p>
            <text:p text:style-name="P15"><text:s/>str19 = str18.substr (6, 2);</text:p>
            <text:p text:style-name="P15"><text:s/>cout &lt;&lt; str19 &lt;&lt; endl; <text:s/>//"gh"</text:p>
          </table:table-cell>
        </table:table-row>
        <table:table-row table:style-name="Tabla2.1">
          <table:table-cell table:style-name="Tabla2.A1" office:value-type="string">
            <text:p text:style-name="P15">getline</text:p>
          </table:table-cell>
          <table:table-cell table:style-name="Tabla2.A1" office:value-type="string">
            <text:p text:style-name="P8">istream&amp; getline(istream&amp; es, string&amp; str, char delim = ' \n '); </text:p>
            <text:p text:style-name="P8"/>
            <text:p text:style-name="P15">Lee caracteres de un flujo de entradas en una string, parando cuando sucede una de las cosas siguientes: </text:p>
            <text:p text:style-name="P15">Una condición end-of-file ocurre en el flujo de entradas</text:p>
            <text:p text:style-name="P15">Cuando el número máximo de los caracteres que pueden caber en una string se ha leído</text:p>
            <text:p text:style-name="P15">Cuando un carácter leído dentro de la cadena es igual al delimitador especificado ( el newline es el delimitador por defecto); el carácter <text:s/>delimitador se quita del flujo de entradas, pero no se añade a la cadena.</text:p>
            <text:p text:style-name="P15"/>
            <text:p text:style-name="P15">El valor de vuelta es una referencia al flujo de entradas. Si la corriente se prueba como valor lógico (como en si o mientras que ), es equivalente verdad si se ha leído correctamente y falso en otro caso (e.g., fin del archivo).</text:p>
            <text:p text:style-name="P15"/>
            <text:p text:style-name="P15">El uso más común de esta función es usarla "línea por la línea" para leer un archivo. Recuerde que el operador de extracción (&gt;&gt;) para cuando encuentra un delimitador cualquiera (como espacio en blanco o tabuladores), <text:s/>no necesariamente el extremo de una linea de entrada. La función <text:s/>getline puede leer líneas del texto conteniendo espacios en blanco.</text:p>
            <text:p text:style-name="P15"><text:s/>vector&lt;string&gt; vec1;</text:p>
            <text:p text:style-name="P15"><text:s/>string linea;</text:p>
            <text:p text:style-name="P15"><text:s/>vec1.clear();</text:p>
            <text:p text:style-name="P15"><text:s/>ifstream infile ("stlìn.txt");</text:p>
            <text:p text:style-name="P15"><text:s/>while (getline(infile, línea, '\n ')) {</text:p>
            <text:p text:style-name="P15"><text:s text:c="4"/>vec1.push_back (línea);</text:p>
            <text:p text:style-name="P15"><text:s/>}</text:p>
            <text:p text:style-name="P15"/>
            <text:p text:style-name="P15">También se puede utilizar para leer una línea completa desde la entrada estándar:</text:p>
            <text:p text:style-name="P15"><text:soft-page-break/></text:p>
            <text:p text:style-name="P15">getline(cin, línea, '\n ')</text:p>
          </table:table-cell>
        </table:table-row>
        <table:table-row table:style-name="Tabla2.1">
          <table:table-cell table:style-name="Tabla2.A1" table:number-columns-spanned="2" office:value-type="string">
            <text:p text:style-name="P14">Operadores</text:p>
          </table:table-cell>
          <table:covered-table-cell/>
        </table:table-row>
        <table:table-row table:style-name="Tabla2.1">
          <table:table-cell table:style-name="Tabla2.A1" office:value-type="string">
            <text:p text:style-name="P15"><text:s/>=</text:p>
          </table:table-cell>
          <table:table-cell table:style-name="Tabla2.A1" office:value-type="string">
            <text:p text:style-name="P8">El operador de asignación se puede utilizar de varias maneras: </text:p>
            <text:p text:style-name="P15"><text:s/>string cadena1= "hola"; <text:s/>string cadena2; <text:s/>cadena2 = cadena1 </text:p>
            <text:p text:style-name="P15"><text:s/>string cadena3; <text:s/>cadena3 = "adiós"; </text:p>
            <text:p text:style-name="P15"><text:s/>string cadena4; <text:s/>char ch = 'A'; <text:s/>cadena4 = ch; <text:s/>cadena4 = 'Z'; </text:p>
          </table:table-cell>
        </table:table-row>
        <table:table-row table:style-name="Tabla2.1">
          <table:table-cell table:style-name="Tabla2.A1" office:value-type="string">
            <text:p text:style-name="P15">+</text:p>
          </table:table-cell>
          <table:table-cell table:style-name="Tabla2.A1" office:value-type="string">
            <text:p text:style-name="P15">operador de concatenación: </text:p>
            <text:p text:style-name="P15"><text:s/>string str1 = "hola"; <text:s/>string str2 = "allí";</text:p>
            <text:p text:style-name="P15"><text:s/>string str3 = str1 + str2; <text:s/>//"hola allí" </text:p>
            <text:p text:style-name="P15"/>
            <text:p text:style-name="P15"><text:s/>string str1 = "hola"; <text:s/>string str4 = str1 + "allí"; </text:p>
            <text:p text:style-name="P15"/>
            <text:p text:style-name="P15"><text:s/>str5 = "el extremo"; <text:s/>string str6 = str5 + '!'; </text:p>
          </table:table-cell>
        </table:table-row>
        <table:table-row table:style-name="Tabla2.1">
          <table:table-cell table:style-name="Tabla2.A1" office:value-type="string">
            <text:p text:style-name="P15">+=</text:p>
          </table:table-cell>
          <table:table-cell table:style-name="Tabla2.A1" office:value-type="string">
            <text:p text:style-name="P8">"+ =" el operador combina las operaciones anteriores de <text:s/>asignación y de concatenación</text:p>
            <text:p text:style-name="P15"/>
            <text:p text:style-name="P15">secuencia str1 = "hola";</text:p>
            <text:p text:style-name="P15">str1 + = "allí";</text:p>
          </table:table-cell>
        </table:table-row>
        <table:table-row table:style-name="Tabla2.1">
          <table:table-cell table:style-name="Tabla2.A1" office:value-type="string">
            <text:p text:style-name="P15">==</text:p>
            <text:p text:style-name="P15">!=</text:p>
            <text:p text:style-name="P15">&lt;</text:p>
            <text:p text:style-name="P15">&gt;</text:p>
            <text:p text:style-name="P15">&lt;=</text:p>
            <text:p text:style-name="P15">&gt;=</text:p>
          </table:table-cell>
          <table:table-cell table:style-name="Tabla2.A1" office:value-type="string">
            <text:p text:style-name="P15"/>
          </table:table-cell>
        </table:table-row>
        <table:table-row table:style-name="Tabla2.1">
          <table:table-cell table:style-name="Tabla2.A1" office:value-type="string">
            <text:p text:style-name="P15"/>
          </table:table-cell>
          <table:table-cell table:style-name="Tabla2.A1" office:value-type="string">
            <text:p text:style-name="P8">Los operadores de comparación devuelven un valor boleano (true/false) que indica si la relación especificada se verifica entre los dos operandos. Los operandos pueden ser: </text:p>
            <text:p text:style-name="P15"><text:s/>* dos objetos string</text:p>
            <text:p text:style-name="P15"><text:s/>* un objeto string y una secuencia de caracteres constante.</text:p>
          </table:table-cell>
        </table:table-row>
        <table:table-row table:style-name="Tabla2.1">
          <table:table-cell table:style-name="Tabla2.A1" office:value-type="string">
            <text:p text:style-name="P15">&lt;&lt;</text:p>
          </table:table-cell>
          <table:table-cell table:style-name="Tabla2.A1" office:value-type="string">
            <text:p text:style-name="P15">El operador de <text:s/>inserción envía el valor de un objeto string a un flujo de salida (e.g., cout ). </text:p>
            <text:p text:style-name="P15"/>
            <text:p text:style-name="P15">secuencia str1 = "hola allí";</text:p>
            <text:p text:style-name="P15">cout &lt;&lt; str1 &lt;&lt; endl;</text:p>
          </table:table-cell>
        </table:table-row>
        <text:soft-page-break/>
        <table:table-row table:style-name="Tabla2.1">
          <table:table-cell table:style-name="Tabla2.A1" office:value-type="string">
            <text:p text:style-name="P15">&gt;&gt;</text:p>
          </table:table-cell>
          <table:table-cell table:style-name="Tabla2.A1" office:value-type="string">
            <text:p text:style-name="P15">El operador de extracción lee una cadena de caracteres de un flujo de entrada y asigna el valor a un objeto string.</text:p>
            <text:p text:style-name="P15"/>
            <text:p text:style-name="P15">secuencia str1;</text:p>
            <text:p text:style-name="P15">cin &gt;&gt; str1;</text:p>
          </table:table-cell>
        </table:table-row>
        <table:table-row table:style-name="Tabla2.1">
          <table:table-cell table:style-name="Tabla2.A1" office:value-type="string">
            <text:p text:style-name="P15">[]<text:line-break/>(suíndice)</text:p>
          </table:table-cell>
          <table:table-cell table:style-name="Tabla2.A1" office:value-type="string">
            <text:p text:style-name="P15">(subíndice) <text:tab/>El operador del subíndice tiene acceso a un carácter en una secuencia. Muy importante: No se pude utilizar para añadir caracteres al string,</text:p>
            <text:p text:style-name="P15">sólo para consultar el valor de un carácter o para modificarlo:</text:p>
          </table:table-cell>
        </table:table-row>
        <table:table-row table:style-name="Tabla2.1">
          <table:table-cell table:style-name="Tabla2.A1" office:value-type="string">
            <text:p text:style-name="P14"/>
          </table:table-cell>
          <table:table-cell table:style-name="Tabla2.A1" office:value-type="string">
            <text:p text:style-name="P16"/>
            <text:p text:style-name="P14"/>
          </table:table-cell>
        </table:table-row>
        <table:table-row table:style-name="Tabla2.1">
          <table:table-cell table:style-name="Tabla2.A1" table:number-columns-spanned="2" office:value-type="string">
            <text:p text:style-name="P14">Combinatoria</text:p>
          </table:table-cell>
          <table:covered-table-cell/>
        </table:table-row>
        <table:table-row table:style-name="Tabla2.1">
          <table:table-cell table:style-name="Tabla2.A1" office:value-type="string">
            <text:p text:style-name="P15"><draw:frame draw:style-name="fr1" draw:name="Objeto1" text:anchor-type="as-char" svg:width="3.117cm" svg:height="1.125cm" draw:z-index="0"><draw:object xlink:href="./Object 1" xlink:type="simple" xlink:show="embed" xlink:actuate="onLoad"/><draw:image xlink:href="./ObjectReplacements/Object 1" xlink:type="simple" xlink:show="embed" xlink:actuate="onLoad"/></draw:frame></text:p>
          </table:table-cell>
          <table:table-cell table:style-name="Tabla2.A1" office:value-type="string">
            <text:p text:style-name="P15">Coeficiente binomial.</text:p>
          </table:table-cell>
        </table:table-row>
        <table:table-row table:style-name="Tabla2.1">
          <table:table-cell table:style-name="Tabla2.A1" office:value-type="string">
            <text:p text:style-name="P15"><draw:frame draw:style-name="fr1" draw:name="Objeto2" text:anchor-type="as-char" svg:width="4.771cm" svg:height="1.207cm" draw:z-index="3"><draw:object xlink:href="./Object 2" xlink:type="simple" xlink:show="embed" xlink:actuate="onLoad"/><draw:image xlink:href="./ObjectReplacements/Object 2" xlink:type="simple" xlink:show="embed" xlink:actuate="onLoad"/></draw:frame></text:p>
          </table:table-cell>
          <table:table-cell table:style-name="Tabla2.A1" office:value-type="string">
            <text:p text:style-name="P15">Teorema de Newton.</text:p>
          </table:table-cell>
        </table:table-row>
        <table:table-row table:style-name="Tabla2.1">
          <table:table-cell table:style-name="Tabla2.A1" office:value-type="string">
            <text:p text:style-name="P15"><draw:frame draw:style-name="fr1" draw:name="Objeto5" text:anchor-type="as-char" svg:width="1.66cm" svg:height="1.057cm" draw:z-index="6"><draw:object xlink:href="./Object 5" xlink:type="simple" xlink:show="embed" xlink:actuate="onLoad"/><draw:image xlink:href="./ObjectReplacements/Object 5" xlink:type="simple" xlink:show="embed" xlink:actuate="onLoad"/></draw:frame></text:p>
          </table:table-cell>
          <table:table-cell table:style-name="Tabla2.A1" office:value-type="string">
            <text:p text:style-name="P15">r-permutaciones <text:s/>sin repetición</text:p>
          </table:table-cell>
        </table:table-row>
        <table:table-row table:style-name="Tabla2.1">
          <table:table-cell table:style-name="Tabla2.A1" office:value-type="string">
            <text:p text:style-name="P15"><draw:frame draw:style-name="fr1" draw:name="Objeto6" text:anchor-type="as-char" svg:width="2.159cm" svg:height="1.057cm" draw:z-index="5"><draw:object xlink:href="./Object 6" xlink:type="simple" xlink:show="embed" xlink:actuate="onLoad"/><draw:image xlink:href="./ObjectReplacements/Object 6" xlink:type="simple" xlink:show="embed" xlink:actuate="onLoad"/></draw:frame></text:p>
          </table:table-cell>
          <table:table-cell table:style-name="Tabla2.A1" office:value-type="string">
            <text:p text:style-name="P15">r-combinaciones sin repetición</text:p>
          </table:table-cell>
        </table:table-row>
        <table:table-row table:style-name="Tabla2.1">
          <table:table-cell table:style-name="Tabla2.A1" office:value-type="string">
            <text:p text:style-name="P15"><draw:frame draw:style-name="fr1" draw:name="Objeto7" text:anchor-type="as-char" svg:width="0.594cm" svg:height="0.545cm" draw:z-index="4"><draw:object xlink:href="./Object 7" xlink:type="simple" xlink:show="embed" xlink:actuate="onLoad"/><draw:image xlink:href="./ObjectReplacements/Object 7" xlink:type="simple" xlink:show="embed" xlink:actuate="onLoad"/></draw:frame></text:p>
          </table:table-cell>
          <table:table-cell table:style-name="Tabla2.A1" office:value-type="string">
            <text:p text:style-name="P15">r-permutaciones con repetición</text:p>
          </table:table-cell>
        </table:table-row>
        <table:table-row table:style-name="Tabla2.1">
          <table:table-cell table:style-name="Tabla2.A1" office:value-type="string">
            <text:p text:style-name="P15"><draw:frame draw:style-name="fr1" draw:name="Objeto8" text:anchor-type="as-char" svg:width="2.282cm" svg:height="1.067cm" draw:z-index="7"><draw:object xlink:href="./Object 8" xlink:type="simple" xlink:show="embed" xlink:actuate="onLoad"/><draw:image xlink:href="./ObjectReplacements/Object 8" xlink:type="simple" xlink:show="embed" xlink:actuate="onLoad"/></draw:frame></text:p>
          </table:table-cell>
          <table:table-cell table:style-name="Tabla2.A1" office:value-type="string">
            <text:p text:style-name="P15">r-combinaciones con repetición</text:p>
            <text:p text:style-name="P15"/>
            <text:p text:style-name="P15">En un conjunto con n elementos hay C(n+r-1, r) r-combinaciones con repetición.</text:p>
          </table:table-cell>
        </table:table-row>
        <table:table-row table:style-name="Tabla2.1">
          <table:table-cell table:style-name="Tabla2.A1" office:value-type="string">
            <text:p text:style-name="P15"><draw:frame draw:style-name="fr1" draw:name="Objeto9" text:anchor-type="as-char" svg:width="2.752cm" svg:height="1.117cm" draw:z-index="8"><draw:object xlink:href="./Object 9" xlink:type="simple" xlink:show="embed" xlink:actuate="onLoad"/><draw:image xlink:href="./ObjectReplacements/Object 9" xlink:type="simple" xlink:show="embed" xlink:actuate="onLoad"/></draw:frame></text:p>
          </table:table-cell>
          <table:table-cell table:style-name="Tabla2.A1" office:value-type="string">
            <text:p text:style-name="P15">el número de permutaciones diferentes de n objetos, donde hay <text:span text:style-name="T5"><draw:frame draw:style-name="fr1" draw:name="Objeto10" text:anchor-type="as-char" svg:width="0.637cm" svg:height="0.563cm" draw:z-index="9"><draw:object xlink:href="./Object 10" xlink:type="simple" xlink:show="embed" xlink:actuate="onLoad"/><draw:image xlink:href="./ObjectReplacements/Object 10" xlink:type="simple" xlink:show="embed" xlink:actuate="onLoad"/></draw:frame></text:span><text:span text:style-name="T6">objetos indistinguibles de tipo1; </text:span><text:span text:style-name="T6"><draw:frame draw:style-name="fr1" draw:name="Objeto11" text:anchor-type="as-char" svg:width="0.637cm" svg:height="0.563cm" draw:z-index="10"><draw:object xlink:href="./Object 11" xlink:type="simple" xlink:show="embed" xlink:actuate="onLoad"/><draw:image xlink:href="./ObjectReplacements/Object 11" xlink:type="simple" xlink:show="embed" xlink:actuate="onLoad"/></draw:frame></text:span><text:span text:style-name="T6">objetos de tipo2 y </text:span><text:span text:style-name="T6"><draw:frame draw:style-name="fr1" draw:name="Objeto12" text:anchor-type="as-char" svg:width="0.631cm" svg:height="0.563cm" draw:z-index="11"><draw:object xlink:href="./Object 12" xlink:type="simple" xlink:show="embed" xlink:actuate="onLoad"/><draw:image xlink:href="./ObjectReplacements/Object 12" xlink:type="simple" xlink:show="embed" xlink:actuate="onLoad"/></draw:frame></text:span><text:span text:style-name="T6">objetos indistinguibles de tipo k.</text:span></text:p>
            <text:p text:style-name="P15"><text:span text:style-name="T6"/></text:p>
            <text:p text:style-name="P15"><text:span text:style-name="T6">Número de formas de distribuir n objetos indistinguibles en k cajas distinguibles de forma que en la i-ésima caja haya </text:span><text:span text:style-name="T6"><draw:frame draw:style-name="fr1" draw:name="Objeto13" text:anchor-type="as-char" svg:width="0.637cm" svg:height="0.563cm" draw:z-index="12"><draw:object xlink:href="./Object 13" xlink:type="simple" xlink:show="embed" xlink:actuate="onLoad"/><draw:image xlink:href="./ObjectReplacements/Object 13" xlink:type="simple" xlink:show="embed" xlink:actuate="onLoad"/></draw:frame></text:span><text:span text:style-name="T6">objetos, i = 1,2,....k</text:span></text:p>
          </table:table-cell>
        </table:table-row>
        <table:table-row table:style-name="Tabla2.1">
          <table:table-cell table:style-name="Tabla2.A1" office:value-type="string">
            <text:p text:style-name="P15"/>
          </table:table-cell>
          <table:table-cell table:style-name="Tabla2.A1" office:value-type="string">
            <text:p text:style-name="P15"/>
          </table:table-cell>
        </table:table-row>
        <table:table-row table:style-name="Tabla2.1">
          <table:table-cell table:style-name="Tabla2.A1" office:value-type="string">
            <text:p text:style-name="P15">Principio de Palomar</text:p>
          </table:table-cell>
          <table:table-cell table:style-name="Tabla2.A1" office:value-type="string">
            <text:p text:style-name="P15">Una versión generalizada de este principio dice que, si n <text:soft-page-break/>objetos discretos deben guardarse en m cajas, al menos una caja debe contener no menos de <draw:frame draw:style-name="fr1" draw:name="Objeto3" text:anchor-type="as-char" svg:width="0.937cm" svg:height="1.004cm" draw:z-index="1"><draw:object xlink:href="./Object 3" xlink:type="simple" xlink:show="embed" xlink:actuate="onLoad"/><draw:image xlink:href="./ObjectReplacements/Object 3" xlink:type="simple" xlink:show="embed" xlink:actuate="onLoad"/></draw:frame> objetos, donde <draw:frame draw:style-name="fr1" draw:name="Objeto4" text:anchor-type="as-char" svg:width="0.937cm" svg:height="0.497cm" draw:z-index="2"><draw:object xlink:href="./Object 4" xlink:type="simple" xlink:show="embed" xlink:actuate="onLoad"/><draw:image xlink:href="./ObjectReplacements/Object 4" xlink:type="simple" xlink:show="embed" xlink:actuate="onLoad"/></draw:frame> denota la función techo.</text:p>
            <text:p text:style-name="P15"/>
            <text:p text:style-name="P15">La función techo se aplica a un número real x y devuelve el mínimo entero k mayor o igual que x.</text:p>
          </table:table-cell>
        </table:table-row>
        <table:table-row table:style-name="Tabla2.1">
          <table:table-cell table:style-name="Tabla2.A1" office:value-type="string">
            <text:p text:style-name="P15">relacioón de recurrencia lineal, homogenea de orden k con coeficientes constantes</text:p>
          </table:table-cell>
          <table:table-cell table:style-name="Tabla2.A1" office:value-type="string">
            <text:p text:style-name="P15"><draw:frame draw:style-name="fr1" draw:name="Objeto14" text:anchor-type="as-char" svg:width="6.193cm" svg:height="0.563cm" draw:z-index="13"><draw:object xlink:href="./Object 14" xlink:type="simple" xlink:show="embed" xlink:actuate="onLoad"/><draw:image xlink:href="./ObjectReplacements/Object 14" xlink:type="simple" xlink:show="embed" xlink:actuate="onLoad"/></draw:frame></text:p>
            <text:p text:style-name="P15"/>
            <text:p text:style-name="Table_20_Contents"><text:span text:style-name="T4">Sean </text:span><text:span text:style-name="T4"><draw:frame draw:style-name="fr1" draw:name="Objeto16" text:anchor-type="as-char" svg:width="3.163cm" svg:height="0.563cm" draw:z-index="15"><draw:object xlink:href="./Object 16" xlink:type="simple" xlink:show="embed" xlink:actuate="onLoad"/><draw:image xlink:href="./ObjectReplacements/Object 16" xlink:type="simple" xlink:show="embed" xlink:actuate="onLoad"/></draw:frame></text:span><text:span text:style-name="T4"> </text:span><text:span text:style-name="T4">números reales. Supongamos que la ecuación característica:</text:span></text:p>
            <text:p text:style-name="P15"><draw:frame draw:style-name="fr2" draw:name="Objeto15" text:anchor-type="as-char" svg:y="-0.616cm" svg:width="4.016cm" svg:height="0.616cm" draw:z-index="14"><draw:object xlink:href="./Object 15" xlink:type="simple" xlink:show="embed" xlink:actuate="onLoad"/><draw:image xlink:href="./ObjectReplacements/Object 15" xlink:type="simple" xlink:show="embed" xlink:actuate="onLoad"/></draw:frame></text:p>
            <text:p text:style-name="P15">tiene t raíces <draw:frame draw:style-name="fr1" draw:name="Objeto17" text:anchor-type="as-char" svg:width="3.134cm" svg:height="0.563cm" draw:z-index="16"><draw:object xlink:href="./Object 17" xlink:type="simple" xlink:show="embed" xlink:actuate="onLoad"/><draw:image xlink:href="./ObjectReplacements/Object 17" xlink:type="simple" xlink:show="embed" xlink:actuate="onLoad"/></draw:frame> distintas con multiplicidades <draw:frame draw:style-name="fr1" draw:name="Objeto18" text:anchor-type="as-char" svg:width="3.604cm" svg:height="0.563cm" draw:z-index="17"><draw:object xlink:href="./Object 18" xlink:type="simple" xlink:show="embed" xlink:actuate="onLoad"/><draw:image xlink:href="./ObjectReplacements/Object 18" xlink:type="simple" xlink:show="embed" xlink:actuate="onLoad"/></draw:frame>, respectivamente, y tales que<draw:frame draw:style-name="fr1" draw:name="Objeto19" text:anchor-type="as-char" svg:width="0.683cm" svg:height="0.561cm" draw:z-index="18"><draw:object xlink:href="./Object 19" xlink:type="simple" xlink:show="embed" xlink:actuate="onLoad"/><draw:image xlink:href="./ObjectReplacements/Object 19" xlink:type="simple" xlink:show="embed" xlink:actuate="onLoad"/></draw:frame>&gt;= 1 para i=1,2,...t y <draw:frame draw:style-name="fr1" draw:name="Objeto20" text:anchor-type="as-char" svg:width="3.963cm" svg:height="0.563cm" draw:z-index="19"><draw:object xlink:href="./Object 20" xlink:type="simple" xlink:show="embed" xlink:actuate="onLoad"/><draw:image xlink:href="./ObjectReplacements/Object 20" xlink:type="simple" xlink:show="embed" xlink:actuate="onLoad"/></draw:frame>. Entonces, una sucesión <text:s/><draw:frame draw:style-name="fr1" draw:name="Objeto21" text:anchor-type="as-char" svg:width="0.958cm" svg:height="0.563cm" draw:z-index="20"><draw:object xlink:href="./Object 21" xlink:type="simple" xlink:show="embed" xlink:actuate="onLoad"/><draw:image xlink:href="./ObjectReplacements/Object 21" xlink:type="simple" xlink:show="embed" xlink:actuate="onLoad"/></draw:frame> es una solución de la ecuación de recurrencia</text:p>
            <text:p text:style-name="P15"><draw:frame draw:style-name="fr2" draw:name="Objeto22" text:anchor-type="as-char" svg:y="0cm" svg:width="6.191cm" svg:height="0.563cm" draw:z-index="21"><draw:object xlink:href="./Object 22" xlink:type="simple" xlink:show="embed" xlink:actuate="onLoad"/><draw:image xlink:href="./ObjectReplacements/Object 22" xlink:type="simple" xlink:show="embed" xlink:actuate="onLoad"/></draw:frame></text:p>
            <text:p text:style-name="P15"/>
            <text:p text:style-name="P15">si, y sólo si</text:p>
            <text:p text:style-name="P15"><draw:frame draw:style-name="fr2" draw:name="Objeto23" text:anchor-type="as-char" svg:y="0cm" svg:width="6.354cm" svg:height="0.672cm" draw:z-index="22"><draw:object xlink:href="./Object 23" xlink:type="simple" xlink:show="embed" xlink:actuate="onLoad"/><draw:image xlink:href="./ObjectReplacements/Object 23" xlink:type="simple" xlink:show="embed" xlink:actuate="onLoad"/></draw:frame></text:p>
            <text:p text:style-name="P15"><text:s text:c="6"/><draw:frame draw:style-name="fr2" draw:name="Objeto24" text:anchor-type="as-char" svg:y="-0.478cm" svg:width="5.581cm" svg:height="0.672cm" draw:z-index="23"><draw:object xlink:href="./Object 24" xlink:type="simple" xlink:show="embed" xlink:actuate="onLoad"/><draw:image xlink:href="./ObjectReplacements/Object 24" xlink:type="simple" xlink:show="embed" xlink:actuate="onLoad"/></draw:frame></text:p>
            <text:p text:style-name="P15"><text:s text:c="6"/><draw:frame draw:style-name="fr1" draw:name="Objeto25" text:anchor-type="as-char" svg:width="6.669cm" svg:height="0.672cm" draw:z-index="24"><draw:object xlink:href="./Object 25" xlink:type="simple" xlink:show="embed" xlink:actuate="onLoad"/><draw:image xlink:href="./ObjectReplacements/Object 25" xlink:type="simple" xlink:show="embed" xlink:actuate="onLoad"/></draw:frame></text:p>
            <text:p text:style-name="P15">para n=0,1,2,... donde <draw:frame draw:style-name="fr1" draw:name="Objeto26" text:anchor-type="as-char" svg:width="0.826cm" svg:height="0.561cm" draw:z-index="25"><draw:object xlink:href="./Object 26" xlink:type="simple" xlink:show="embed" xlink:actuate="onLoad"/><draw:image xlink:href="./ObjectReplacements/Object 26" xlink:type="simple" xlink:show="embed" xlink:actuate="onLoad"/></draw:frame>son constantes para 1 &lt;= i &lt;= t y 0 &lt;= j &lt;= <draw:frame draw:style-name="fr1" draw:name="Objeto27" text:anchor-type="as-char" svg:width="0.683cm" svg:height="0.561cm" draw:z-index="26"><draw:object xlink:href="./Object 27" xlink:type="simple" xlink:show="embed" xlink:actuate="onLoad"/><draw:image xlink:href="./ObjectReplacements/Object 27" xlink:type="simple" xlink:show="embed" xlink:actuate="onLoad"/></draw:frame>-1</text:p>
          </table:table-cell>
        </table:table-row>
        <table:table-row table:style-name="Tabla2.1">
          <table:table-cell table:style-name="Tabla2.A1" office:value-type="string">
            <text:p text:style-name="P15">Principio de inclusión-exclusión</text:p>
          </table:table-cell>
          <table:table-cell table:style-name="Tabla2.A1" office:value-type="string">
            <text:p text:style-name="P15">Sean <draw:frame draw:style-name="fr2" draw:name="Objeto29" text:anchor-type="as-char" svg:y="0cm" svg:width="2.648cm" svg:height="0.563cm" draw:z-index="28"><draw:object xlink:href="./Object 29" xlink:type="simple" xlink:show="embed" xlink:actuate="onLoad"/><draw:image xlink:href="./ObjectReplacements/Object 29" xlink:type="simple" xlink:show="embed" xlink:actuate="onLoad"/></draw:frame>conjuntos finitos, entonces:</text:p>
            <text:p text:style-name="P15"><draw:frame draw:style-name="fr2" draw:name="Objeto28" text:anchor-type="as-char" svg:y="0cm" svg:width="8.484cm" svg:height="0.873cm" draw:z-index="27"><draw:object xlink:href="./Object 28" xlink:type="simple" xlink:show="embed" xlink:actuate="onLoad"/><draw:image xlink:href="./ObjectReplacements/Object 28" xlink:type="simple" xlink:show="embed" xlink:actuate="onLoad"/></draw:frame></text:p>
            <text:p text:style-name="P15"><text:s text:c="9"/><text:span text:style-name="T2"><text:s text:c="2"/></text:span><text:span text:style-name="T2"><draw:frame draw:style-name="fr1" draw:name="Objeto30" text:anchor-type="as-char" svg:width="10.31cm" svg:height="0.887cm" draw:z-index="29"><draw:object xlink:href="./Object 30" xlink:type="simple" xlink:show="embed" xlink:actuate="onLoad"/><draw:image xlink:href="./ObjectReplacements/Object 30" xlink:type="simple" xlink:show="embed" xlink:actuate="onLoad"/></draw:frame></text:span></text:p>
          </table:table-cell>
        </table:table-row>
      </table:table>
      <text:p text:style-name="P8"/>
      <text:p text:style-name="P8"/>
      <text:p text:style-name="P8"/>
      <text:p text:style-name="P9"/>
      <text:p text:style-name="P9"/>
      <text:p text:style-name="P9"/>
      <text:p text:style-name="P9"/>
      <text:p text:style-name="P9"/>
      <text:p text:style-name="P10"><text:soft-page-break/>IMPLEMENTACIONES</text:p>
      <text:p text:style-name="P10">Búsqueda binaria</text:p>
      <text:p text:style-name="P11">short busqueda_binaria(int a, int n, int datos[]) { </text:p>
      <text:p text:style-name="P11"><text:tab/>int i = 0, j = n, m; </text:p>
      <text:p text:style-name="P11"><text:tab/> </text:p>
      <text:p text:style-name="P11"><text:tab/>while(i &lt; j) { </text:p>
      <text:p text:style-name="P11"><text:tab/><text:tab/>m = (i + j)/2; </text:p>
      <text:p text:style-name="P11"><text:tab/><text:tab/>if(a &gt; datos[m]) </text:p>
      <text:p text:style-name="P11"><text:tab/><text:tab/><text:tab/>i = m+1; </text:p>
      <text:p text:style-name="P11"><text:tab/><text:tab/>else </text:p>
      <text:p text:style-name="P11"><text:tab/><text:tab/><text:tab/>j = m; </text:p>
      <text:p text:style-name="P11"><text:tab/>} </text:p>
      <text:p text:style-name="P11"><text:tab/>if(a == datos[i]) </text:p>
      <text:p text:style-name="P11"><text:tab/><text:tab/>return i; </text:p>
      <text:p text:style-name="P11"><text:tab/>else </text:p>
      <text:p text:style-name="P11"><text:tab/><text:tab/>return 0; </text:p>
      <text:p text:style-name="P11">}</text:p>
      <text:p text:style-name="P10">Generación de número primos en el intervalo [2, b]</text:p>
      <text:p text:style-name="P11">void genera_primos(entero b) { </text:p>
      <text:p text:style-name="P11"><text:s text:c="4"/>char p = 0; </text:p>
      <text:p text:style-name="P11"><text:tab/>entero i = 0; </text:p>
      <text:p text:style-name="P11"><text:tab/>entero k, raiz; </text:p>
      <text:p text:style-name="P11"/>
      <text:p text:style-name="P11"><text:tab/>for(k = 3; k &lt;= b; k += 2, i = 0, p = 0) { </text:p>
      <text:p text:style-name="P11"><text:tab/><text:tab/>raiz = sqrt(k) + 1; </text:p>
      <text:p text:style-name="P11"><text:tab/><text:tab/>while((primos[i] &lt;= raiz) &amp;&amp; (i &lt; ip)) { </text:p>
      <text:p text:style-name="P11"><text:tab/><text:tab/><text:tab/>if (!(k % primos[i++])) { </text:p>
      <text:p text:style-name="P11"><text:tab/><text:tab/><text:tab/><text:tab/>p = 1; </text:p>
      <text:p text:style-name="P11"><text:tab/><text:tab/><text:tab/><text:tab/>break; </text:p>
      <text:p text:style-name="P11"><text:tab/><text:tab/><text:tab/>} </text:p>
      <text:p text:style-name="P11"><text:tab/><text:tab/>} </text:p>
      <text:p text:style-name="P11"><text:tab/><text:tab/>if(!p) </text:p>
      <text:p text:style-name="P11"><text:tab/><text:tab/><text:tab/>primos[ip++] = k; </text:p>
      <text:p text:style-name="P11"><text:tab/>} </text:p>
      <text:p text:style-name="P11">} </text:p>
      <text:p text:style-name="P10"><text:soft-page-break/>Descompone m como producto de números primos</text:p>
      <text:p text:style-name="P11">short factoriza(entero m, entero factores[]) { </text:p>
      <text:p text:style-name="P11"><text:tab/>short n = 0; </text:p>
      <text:p text:style-name="P11"><text:tab/>entero i = 0, k = m, raiz = sqrt(m) + 1; </text:p>
      <text:p text:style-name="P11"><text:tab/> </text:p>
      <text:p text:style-name="P11"><text:tab/>while((m != 1) &amp;&amp; (primos[i] &lt; raiz)) { </text:p>
      <text:p text:style-name="P11"><text:tab/><text:tab/>if((m % primos[i]) == 0) { </text:p>
      <text:p text:style-name="P11"><text:tab/><text:tab/><text:tab/>m /= primos[i]; </text:p>
      <text:p text:style-name="P11"><text:tab/><text:tab/><text:tab/>factores[n++] = primos[i]; </text:p>
      <text:p text:style-name="P11"><text:tab/><text:tab/>} </text:p>
      <text:p text:style-name="P11"><text:tab/><text:tab/>else </text:p>
      <text:p text:style-name="P11"><text:tab/><text:tab/><text:tab/>i++; </text:p>
      <text:p text:style-name="P11"><text:tab/>} </text:p>
      <text:p text:style-name="P11"><text:tab/>if(k == m) </text:p>
      <text:p text:style-name="P11"><text:tab/><text:tab/>factores[n++] = m; </text:p>
      <text:p text:style-name="P11"><text:tab/>return n; </text:p>
      <text:p text:style-name="P11">}</text:p>
      <text:p text:style-name="P11"/>
      <text:p text:style-name="P10">Suma de números grandes</text:p>
      <text:p text:style-name="P11">string suma(string a, string b) {</text:p>
      <text:p text:style-name="P11"><text:tab/>int l = 1 + (a.length() &gt; b.length() ?</text:p>
      <text:p text:style-name="P11"><text:tab/>a.length() : b.length());</text:p>
      <text:p text:style-name="P11"><text:tab/>string c(l, '0');</text:p>
      <text:p text:style-name="P11"><text:tab/>a = string(l - a.length(), '0') + a;</text:p>
      <text:p text:style-name="P11"><text:tab/>b = string(l - b.length(), '0') + b;</text:p>
      <text:p text:style-name="P11"><text:tab/>int ac = 0, sum = 0;</text:p>
      <text:p text:style-name="P11"><text:tab/>for (int i=l-1; i&gt;=0; i--) {</text:p>
      <text:p text:style-name="P11"><text:tab/><text:tab/>sum = a[i] + b[i] - '0' - '0' + ac;</text:p>
      <text:p text:style-name="P11"><text:tab/><text:tab/>c[i] = (sum % 10) + '0';</text:p>
      <text:p text:style-name="P11"><text:tab/><text:tab/>ac = sum / 10;</text:p>
      <text:p text:style-name="P11"><text:tab/>}</text:p>
      <text:p text:style-name="P11"><text:tab/>while(c.length() &gt; 0 &amp;&amp; c[0] == '0')</text:p>
      <text:p text:style-name="P11"><text:tab/><text:tab/>c.erase( c.begin() );</text:p>
      <text:p text:style-name="P11"><text:tab/>return c;</text:p>
      <text:p text:style-name="P11">}</text:p>
      <text:p text:style-name="P11"><text:soft-page-break/><text:span text:style-name="T1">Multiplicación de números grandes</text:span></text:p>
      <text:p text:style-name="P11">string mult(string a, string b) {</text:p>
      <text:p text:style-name="P11"><text:tab/>string m, n, r = "0";</text:p>
      <text:p text:style-name="P11"><text:tab/>int d, ac, prod;</text:p>
      <text:p text:style-name="P11"><text:tab/>if (a.length() &gt; b.length()) m = a, n = b;</text:p>
      <text:p text:style-name="P11"><text:tab/>else m = b, n = a;</text:p>
      <text:p text:style-name="P11"><text:tab/>while( n.length() &gt; 0 ) {</text:p>
      <text:p text:style-name="P11"><text:tab/><text:tab/>d = n[n.length()-1] - '0';</text:p>
      <text:p text:style-name="P11"><text:tab/><text:tab/>string aux = "0" + m;</text:p>
      <text:p text:style-name="P11"><text:tab/><text:tab/>ac = 0;</text:p>
      <text:p text:style-name="P11"><text:tab/><text:tab/>for (int i=aux.length()-1; i&gt;=0; i--) {</text:p>
      <text:p text:style-name="P11"><text:tab/><text:tab/><text:tab/>prod = d * (aux[i] - '0') + ac;</text:p>
      <text:p text:style-name="P11"><text:tab/><text:tab/><text:tab/>aux[i] = (prod % 10) + '0';</text:p>
      <text:p text:style-name="P11"><text:tab/><text:tab/><text:tab/>ac = prod / 10;</text:p>
      <text:p text:style-name="P11"><text:tab/><text:tab/>}</text:p>
      <text:p text:style-name="P11"><text:tab/><text:tab/>r = suma( r, aux );</text:p>
      <text:p text:style-name="P11"><text:tab/><text:tab/>m = m + "0",</text:p>
      <text:p text:style-name="P11"><text:tab/><text:tab/>n.erase( n.end()-1 );</text:p>
      <text:p text:style-name="P11"><text:tab/>}</text:p>
      <text:p text:style-name="P11"><text:tab/>return r;</text:p>
      <text:p text:style-name="P11">}</text:p>
      <text:p text:style-name="P10">Función phi de Euler</text:p>
      <text:p text:style-name="P11">long euler_phi (long m)</text:p>
      <text:p text:style-name="P11">{</text:p>
      <text:p text:style-name="P11"><text:s text:c="2"/>long c = 0;</text:p>
      <text:p text:style-name="P11"><text:s text:c="2"/>long k = m;</text:p>
      <text:p text:style-name="P11"><text:s text:c="2"/>while (k &gt; 0)</text:p>
      <text:p text:style-name="P11"><text:s text:c="4"/>{</text:p>
      <text:p text:style-name="P11"><text:tab/>/* para m,m-1 obviamente son primos relativos</text:p>
      <text:p text:style-name="P11"><text:tab/>pero para evitar mas codigo lo dejamos expresado asi */</text:p>
      <text:p text:style-name="P11"><text:s text:c="6"/>if (mcd (m, k--) == 1)<text:tab/></text:p>
      <text:p text:style-name="P11"><text:tab/>c++;</text:p>
      <text:p text:style-name="P11"><text:s text:c="4"/>}</text:p>
      <text:p text:style-name="P11"><text:s text:c="2"/>return c;</text:p>
      <text:p text:style-name="P11">}</text:p>
      <text:p text:style-name="P10"><text:soft-page-break/>Máximo común divisor extendido</text:p>
      <text:p text:style-name="P11">long ext_mcd (long a, long b, long r[2]) {</text:p>
      <text:p text:style-name="P11"><text:s text:c="2"/>long x, y, k[2];</text:p>
      <text:p text:style-name="P11"><text:s text:c="2"/>if (a % b == 0)<text:tab/><text:tab/>/* Si b divide a a entonces el maximo comun divisor es b */</text:p>
      <text:p text:style-name="P11"><text:s text:c="4"/>{</text:p>
      <text:p text:style-name="P11"><text:s text:c="6"/>r[0] = 0;</text:p>
      <text:p text:style-name="P11"><text:s text:c="6"/>r[1] = 1;<text:tab/><text:tab/><text:tab/>/* La combinacion trivial es m = b*1 + a*0 donde m=b es el mcd ya que son multiplos */</text:p>
      <text:p text:style-name="P11"><text:s text:c="6"/>return 1;</text:p>
      <text:p text:style-name="P11"><text:s text:c="4"/>}</text:p>
      <text:p text:style-name="P11"><text:s text:c="2"/>ext_mcd (b, a % b, k);</text:p>
      <text:p text:style-name="P11"><text:s text:c="2"/>x = k[0];</text:p>
      <text:p text:style-name="P11"><text:s text:c="2"/>y = k[1];</text:p>
      <text:p text:style-name="P11"><text:s text:c="2"/>r[0] = y;</text:p>
      <text:p text:style-name="P11"><text:s text:c="2"/>r[1] = x - (y * (a / b));</text:p>
      <text:p text:style-name="P11"><text:s text:c="2"/>return 0;</text:p>
      <text:p text:style-name="P11">}</text:p>
      <text:p text:style-name="P11"></text:p>
      <text:p text:style-name="P10">Máximo común divisor</text:p>
      <text:p text:style-name="P11">long mcd (long a, long b)</text:p>
      <text:p text:style-name="P11">{</text:p>
      <text:p text:style-name="P11"><text:s text:c="2"/>a = a &lt; 0 ? a * -1 : a;</text:p>
      <text:p text:style-name="P11"><text:s text:c="2"/>b = b &lt; 0 ? b * -1 : b;</text:p>
      <text:p text:style-name="P11"><text:s text:c="2"/>a = a % b;</text:p>
      <text:p text:style-name="P11"><text:s text:c="2"/>if (a &gt; 0)</text:p>
      <text:p text:style-name="P11"><text:s text:c="4"/>return mcd (b, a);</text:p>
      <text:p text:style-name="P11"><text:s text:c="2"/>else</text:p>
      <text:p text:style-name="P11"><text:s text:c="4"/>return b;</text:p>
      <text:p text:style-name="P11">}</text:p>
      <text:p text:style-name="P11"/>
      <text:p text:style-name="P11"/>
      <text:p text:style-name="P11"/>
      <text:p text:style-name="P11"/>
      <text:p text:style-name="P11"/>
      <text:p text:style-name="P11"/>
      <text:p text:style-name="P13"><text:soft-page-break/>Calcula la siguiente permutacion en orden lexicográfico</text:p>
      <text:p text:style-name="P12">void siguiente(int n, char cadena[]) {</text:p>
      <text:p text:style-name="P12"><text:s text:c="4"/>int j, k, r, s;</text:p>
      <text:p text:style-name="P12"><text:s text:c="4"/>j = n-1;</text:p>
      <text:p text:style-name="P12"><text:s text:c="4"/>while(cadena[j] &gt; cadena[j+1]) j--;</text:p>
      <text:p text:style-name="P12"><text:s text:c="4"/>/* j es el mayor subindice tal que cadena[j] &lt; cadena[j-1] */</text:p>
      <text:p text:style-name="P12"><text:s text:c="4"/>k = n;</text:p>
      <text:p text:style-name="P12"><text:s text:c="4"/>while(cadena[j] &gt; cadena[k]) k--;</text:p>
      <text:p text:style-name="P12"><text:s text:c="4"/>/* cadena[k] es el menor caracter mayor que cadena[j] a la derecha de cadena[j] */</text:p>
      <text:p text:style-name="P12"><text:s text:c="4"/>intercambia(&amp;cadena[j], &amp;cadena[k]);</text:p>
      <text:p text:style-name="P12"><text:s text:c="4"/>r = n;</text:p>
      <text:p text:style-name="P12"><text:s text:c="4"/>s = j + 1;</text:p>
      <text:p text:style-name="P12"><text:s text:c="4"/>while(r &gt; s) {</text:p>
      <text:p text:style-name="P12"><text:s text:c="8"/>intercambia(&amp;cadena[r], &amp;cadena[s]);</text:p>
      <text:p text:style-name="P12"><text:s text:c="8"/>r --;</text:p>
      <text:p text:style-name="P12"><text:s text:c="8"/>s ++;</text:p>
      <text:p text:style-name="P12"><text:s text:c="4"/>}</text:p>
      <text:p text:style-name="P12">}</text:p>
      <text:p text:style-name="P12"/>
      <text:p text:style-name="P13">Genera el siguiente número binario (sirve para calcular las combinaciones)</text:p>
      <text:p text:style-name="P12">void siguiente(char cadena[], int n) {</text:p>
      <text:p text:style-name="P12"><text:s text:c="4"/>int i; <text:s text:c="2"/></text:p>
      <text:p text:style-name="P12"><text:s text:c="4"/>i = n;</text:p>
      <text:p text:style-name="P12"><text:s text:c="4"/>while(cadena[i] == '1') {</text:p>
      <text:p text:style-name="P12"><text:s text:c="8"/>cadena[i] = '0';</text:p>
      <text:p text:style-name="P12"><text:s text:c="8"/>i --;</text:p>
      <text:p text:style-name="P12"><text:s text:c="4"/>}</text:p>
      <text:p text:style-name="P12"><text:s text:c="4"/>cadena[i] = '1';</text:p>
      <text:p text:style-name="P12">}</text:p>
      <text:p text:style-name="P12"/>
      <text:p text:style-name="P12"/>
      <text:p text:style-name="P12"/>
      <text:p text:style-name="P12"/>
      <text:p text:style-name="P12"/>
      <text:p text:style-name="P13"><text:soft-page-break/>Genera la siguiente r combinación de un conjunto de n elementos ordenados de 1..n y es almacenado en el arreglo conjunto</text:p>
      <text:p text:style-name="P12">void siguiente(int conjunto[], int n, int r) {</text:p>
      <text:p text:style-name="P12"><text:s text:c="4"/>int i, j;</text:p>
      <text:p text:style-name="P12"><text:s text:c="4"/>i = r;</text:p>
      <text:p text:style-name="P12"><text:s text:c="4"/>while(conjunto[i] == (n-r+i)) i --;</text:p>
      <text:p text:style-name="P12"><text:s text:c="4"/>conjunto[i] ++;</text:p>
      <text:p text:style-name="P12"><text:s text:c="4"/>for(j = i+1; j &lt;= r; j ++)</text:p>
      <text:p text:style-name="P12"><text:s text:c="8"/>conjunto[j] = conjunto[i] + j - i;</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AnjaliOldLipi" svg:font-family="AnjaliOldLipi"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MX"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aúl Vidals</meta:initial-creator>
    <meta:creation-date>2007-11-02T15:14:33</meta:creation-date>
    <dc:creator>Saúl Vidals</dc:creator>
    <dc:date>2007-11-03T05:00:35</dc:date>
    <meta:editing-cycles>29</meta:editing-cycles>
    <meta:editing-duration>PT13H43M29S</meta:editing-duration>
    <meta:user-defined meta:name="Info 1"/>
    <meta:user-defined meta:name="Info 2"/>
    <meta:user-defined meta:name="Info 3"/>
    <meta:user-defined meta:name="Info 4"/>
    <meta:document-statistic meta:table-count="2" meta:image-count="0" meta:object-count="30" meta:page-count="18" meta:paragraph-count="457" meta:word-count="3512" meta:character-count="21264"/>
  </office:meta>
</office:document-meta>
</file>

<file path=Object 1/content.xml><?xml version="1.0" encoding="utf-8"?>
<!DOCTYPE math  PUBLIC '-//OpenOffice.org//DTD Modified W3C MathML 1.01//EN'  'math.dtd'>
<math:math xmlns:math="http://www.w3.org/1998/Math/MathML">
  <math:semantics>
    <math:mrow>
      <math:mfenced math:open="" math:close="">
        <math:mtable>
          <math:mtr>
            <math:mi>n</math:mi>
          </math:mtr>
        </math:mtable>
      </math:mfenced>
      <math:mo math:stretchy="false">=</math:mo>
      <math:mfrac>
        <math:mrow>
          <math:mi>n</math:mi>
          <math:mi>!</math:mi>
        </math:mrow>
        <math:mrow>
          <math:mi>k</math:mi>
          <math:mi>!</math:mi>
          <math:mrow>
            <math:mo math:stretchy="false">(</math:mo>
            <math:mrow>
              <math:mi>n</math:mi>
              <math:mo math:stretchy="false">−</math:mo>
              <math:mi>k</math:mi>
            </math:mrow>
            <math:mo math:stretchy="false">)</math:mo>
          </math:mrow>
          <math:mi>!</math:mi>
        </math:mrow>
      </math:mfrac>
    </math:mrow>
    <math:annotation math:encoding="StarMath 5.0">left ( {binom n k} right )  = {n!} over {k!(n-k)!}</math:annotation>
  </math:semantics>
</math:math>
</file>

<file path=Object 10/content.xml><?xml version="1.0" encoding="utf-8"?>
<!DOCTYPE math  PUBLIC '-//OpenOffice.org//DTD Modified W3C MathML 1.01//EN'  'math.dtd'>
<math:math xmlns:math="http://www.w3.org/1998/Math/MathML">
  <math:semantics>
    <math:msub>
      <math:mi>n</math:mi>
      <math:mn>1</math:mn>
    </math:msub>
    <math:annotation math:encoding="StarMath 5.0">n _{1}</math:annotation>
  </math:semantics>
</math:math>
</file>

<file path=Object 11/content.xml><?xml version="1.0" encoding="utf-8"?>
<!DOCTYPE math  PUBLIC '-//OpenOffice.org//DTD Modified W3C MathML 1.01//EN'  'math.dtd'>
<math:math xmlns:math="http://www.w3.org/1998/Math/MathML">
  <math:semantics>
    <math:msub>
      <math:mi>n</math:mi>
      <math:mn>2</math:mn>
    </math:msub>
    <math:annotation math:encoding="StarMath 5.0">n _{2}</math:annotation>
  </math:semantics>
</math:math>
</file>

<file path=Object 12/content.xml><?xml version="1.0" encoding="utf-8"?>
<!DOCTYPE math  PUBLIC '-//OpenOffice.org//DTD Modified W3C MathML 1.01//EN'  'math.dtd'>
<math:math xmlns:math="http://www.w3.org/1998/Math/MathML">
  <math:semantics>
    <math:msub>
      <math:mi>n</math:mi>
      <math:mi>k</math:mi>
    </math:msub>
    <math:annotation math:encoding="StarMath 5.0">n _{k}</math:annotation>
  </math:semantics>
</math:math>
</file>

<file path=Object 13/content.xml><?xml version="1.0" encoding="utf-8"?>
<!DOCTYPE math  PUBLIC '-//OpenOffice.org//DTD Modified W3C MathML 1.01//EN'  'math.dtd'>
<math:math xmlns:math="http://www.w3.org/1998/Math/MathML">
  <math:semantics>
    <math:msub>
      <math:mi>n</math:mi>
      <math:mn>1</math:mn>
    </math:msub>
    <math:annotation math:encoding="StarMath 5.0">n _{1}</math:annotation>
  </math:semantics>
</math:math>
</file>

<file path=Object 14/content.xml><?xml version="1.0" encoding="utf-8"?>
<!DOCTYPE math  PUBLIC '-//OpenOffice.org//DTD Modified W3C MathML 1.01//EN'  'math.dtd'>
<math:math xmlns:math="http://www.w3.org/1998/Math/MathML">
  <math:semantics>
    <math:mrow>
      <math:mrow>
        <math:msub>
          <math:mi>a</math:mi>
          <math:mi>n</math:mi>
        </math:msub>
        <math:mo math:stretchy="false">=</math:mo>
        <math:msub>
          <math:mi>c</math:mi>
          <math:mn>1</math:mn>
        </math:msub>
      </math:mrow>
      <math:mrow>
        <math:msub>
          <math:mi>a</math:mi>
          <math:mrow>
            <math:mi>n</math:mi>
            <math:mo math:stretchy="false">−</math:mo>
            <math:mn>1</math:mn>
          </math:mrow>
        </math:msub>
        <math:mo math:stretchy="false">+</math:mo>
        <math:msub>
          <math:mi>c</math:mi>
          <math:mn>2</math:mn>
        </math:msub>
      </math:mrow>
      <math:mrow>
        <math:mrow>
          <math:msub>
            <math:mi>a</math:mi>
            <math:mrow>
              <math:mi>n</math:mi>
              <math:mo math:stretchy="false">−</math:mo>
              <math:mn>2</math:mn>
            </math:mrow>
          </math:msub>
          <math:mo math:stretchy="false">+</math:mo>
          <math:mn>...</math:mn>
        </math:mrow>
        <math:mo math:stretchy="false">+</math:mo>
        <math:msub>
          <math:mi>c</math:mi>
          <math:mi>k</math:mi>
        </math:msub>
      </math:mrow>
      <math:msub>
        <math:mi>a</math:mi>
        <math:mrow>
          <math:mi>n</math:mi>
          <math:mo math:stretchy="false">−</math:mo>
          <math:mi>k</math:mi>
        </math:mrow>
      </math:msub>
    </math:mrow>
    <math:annotation math:encoding="StarMath 5.0">a_{n} = c_{1}a_{n-1} + c_{2}a_{n-2} + ... + c_{k}a_{n-k}</math:annotation>
  </math:semantics>
</math:math>
</file>

<file path=Object 15/content.xml><?xml version="1.0" encoding="utf-8"?>
<!DOCTYPE math  PUBLIC '-//OpenOffice.org//DTD Modified W3C MathML 1.01//EN'  'math.dtd'>
<math:math xmlns:math="http://www.w3.org/1998/Math/MathML">
  <math:semantics>
    <math:mrow>
      <math:mrow>
        <math:msub>
          <math:mi>a</math:mi>
          <math:mi>n</math:mi>
        </math:msub>
        <math:mo math:stretchy="false">=</math:mo>
        <math:msub>
          <math:mi>c</math:mi>
          <math:mn>1</math:mn>
        </math:msub>
      </math:mrow>
      <math:mrow>
        <math:msub>
          <math:mi>a</math:mi>
          <math:mrow>
            <math:mi>n</math:mi>
            <math:mo math:stretchy="false">−</math:mo>
            <math:mn>1</math:mn>
          </math:mrow>
        </math:msub>
        <math:mo math:stretchy="false">+</math:mo>
        <math:msub>
          <math:mi>c</math:mi>
          <math:mn>2</math:mn>
        </math:msub>
      </math:mrow>
      <math:mrow>
        <math:mrow>
          <math:msub>
            <math:mi>a</math:mi>
            <math:mrow>
              <math:mi>n</math:mi>
              <math:mo math:stretchy="false">−</math:mo>
              <math:mn>2</math:mn>
            </math:mrow>
          </math:msub>
          <math:mo math:stretchy="false">+</math:mo>
          <math:mn>...</math:mn>
        </math:mrow>
        <math:mo math:stretchy="false">+</math:mo>
        <math:msub>
          <math:mi>c</math:mi>
          <math:mi>k</math:mi>
        </math:msub>
      </math:mrow>
      <math:msub>
        <math:mi>a</math:mi>
        <math:mrow>
          <math:mi>n</math:mi>
          <math:mo math:stretchy="false">−</math:mo>
          <math:mi>k</math:mi>
        </math:mrow>
      </math:msub>
    </math:mrow>
    <math:annotation math:encoding="StarMath 5.0">a_{n} = c_{1}a_{n-1} + c_{2}a_{n-2} + ... + c_{k}a_{n-k}</math:annotation>
  </math:semantics>
</math:math>
</file>

<file path=Object 16/content.xml><?xml version="1.0" encoding="utf-8"?>
<!DOCTYPE math  PUBLIC '-//OpenOffice.org//DTD Modified W3C MathML 1.01//EN'  'math.dtd'>
<math:math xmlns:math="http://www.w3.org/1998/Math/MathML">
  <math:semantics>
    <math:mrow>
      <math:msub>
        <math:mi>c</math:mi>
        <math:mn>1</math:mn>
      </math:msub>
      <math:mi>,</math:mi>
      <math:msub>
        <math:mi>c</math:mi>
        <math:mn>2</math:mn>
      </math:msub>
      <math:mi>,</math:mi>
      <math:mn>...</math:mn>
      <math:mi>,</math:mi>
      <math:mrow>
        <math:msub>
          <math:mi>c</math:mi>
          <math:mi>k</math:mi>
        </math:msub>
        <math:mo math:stretchy="false">=</math:mo>
        <math:mn>0</math:mn>
      </math:mrow>
    </math:mrow>
    <math:annotation math:encoding="StarMath 5.0">c_{1},c_{2},...,c_{k} = 0</math:annotation>
  </math:semantics>
</math:math>
</file>

<file path=Object 17/content.xml><?xml version="1.0" encoding="utf-8"?>
<!DOCTYPE math  PUBLIC '-//OpenOffice.org//DTD Modified W3C MathML 1.01//EN'  'math.dtd'>
<math:math xmlns:math="http://www.w3.org/1998/Math/MathML">
  <math:semantics>
    <math:mrow>
      <math:msub>
        <math:mi>r</math:mi>
        <math:mn>1</math:mn>
      </math:msub>
      <math:mi>,</math:mi>
      <math:msub>
        <math:mi>r</math:mi>
        <math:mn>2</math:mn>
      </math:msub>
      <math:mi>,</math:mi>
      <math:mn>...</math:mn>
      <math:mi>,</math:mi>
      <math:mrow>
        <math:msub>
          <math:mi>r</math:mi>
          <math:mi>k</math:mi>
        </math:msub>
        <math:mo math:stretchy="false">=</math:mo>
        <math:mn>0</math:mn>
      </math:mrow>
    </math:mrow>
    <math:annotation math:encoding="StarMath 5.0">r_{1},r_{2},...,r_{k} = 0</math:annotation>
  </math:semantics>
</math:math>
</file>

<file path=Object 18/content.xml><?xml version="1.0" encoding="utf-8"?>
<!DOCTYPE math  PUBLIC '-//OpenOffice.org//DTD Modified W3C MathML 1.01//EN'  'math.dtd'>
<math:math xmlns:math="http://www.w3.org/1998/Math/MathML">
  <math:semantics>
    <math:mrow>
      <math:msub>
        <math:mi>m</math:mi>
        <math:mn>1</math:mn>
      </math:msub>
      <math:mi>,</math:mi>
      <math:msub>
        <math:mi>m</math:mi>
        <math:mn>2</math:mn>
      </math:msub>
      <math:mi>,</math:mi>
      <math:mn>...</math:mn>
      <math:mi>,</math:mi>
      <math:mrow>
        <math:msub>
          <math:mi>m</math:mi>
          <math:mi>k</math:mi>
        </math:msub>
        <math:mo math:stretchy="false">=</math:mo>
        <math:mn>0</math:mn>
      </math:mrow>
    </math:mrow>
    <math:annotation math:encoding="StarMath 5.0">m_{1},m_{2},...,m_{k} = 0</math:annotation>
  </math:semantics>
</math:math>
</file>

<file path=Object 19/content.xml><?xml version="1.0" encoding="utf-8"?>
<!DOCTYPE math  PUBLIC '-//OpenOffice.org//DTD Modified W3C MathML 1.01//EN'  'math.dtd'>
<math:math xmlns:math="http://www.w3.org/1998/Math/MathML">
  <math:semantics>
    <math:msub>
      <math:mi>m</math:mi>
      <math:mi>i</math:mi>
    </math:msub>
    <math:annotation math:encoding="StarMath 5.0">m _i</math:annotation>
  </math:semantics>
</math:math>
</file>

<file path=Object 2/content.xml><?xml version="1.0" encoding="utf-8"?>
<!DOCTYPE math  PUBLIC '-//OpenOffice.org//DTD Modified W3C MathML 1.01//EN'  'math.dtd'>
<math:math xmlns:math="http://www.w3.org/1998/Math/MathML">
  <math:semantics>
    <math:mrow>
      <math:msup>
        <math:mrow>
          <math:mo math:stretchy="false">(</math:mo>
          <math:mrow>
            <math:mi>x</math:mi>
            <math:mo math:stretchy="false">+</math:mo>
            <math:mi>y</math:mi>
          </math:mrow>
          <math:mo math:stretchy="false">)</math:mo>
        </math:mrow>
        <math:mi>n</math:mi>
      </math:msup>
      <math:mo math:stretchy="false">=</math:mo>
      <math:mrow>
        <math:munderover>
          <math:mo math:stretchy="false">∑</math:mo>
          <math:mrow>
            <math:mi>k</math:mi>
            <math:mo math:stretchy="false">=</math:mo>
            <math:mn>0</math:mn>
          </math:mrow>
          <math:mi>n</math:mi>
        </math:munderover>
        <math:mrow>
          <math:mfenced math:open="" math:close="">
            <math:mtable>
              <math:mtr>
                <math:mi>n</math:mi>
              </math:mtr>
              <math:mtr>
                <math:mi>k</math:mi>
              </math:mtr>
            </math:mtable>
          </math:mfenced>
          <math:mrow>
            <math:mo math:stretchy="false">(</math:mo>
            <math:mrow>
              <math:msup>
                <math:mi>x</math:mi>
                <math:mi>k</math:mi>
              </math:msup>
              <math:msup>
                <math:mi>y</math:mi>
                <math:mrow>
                  <math:mi>n</math:mi>
                  <math:mo math:stretchy="false">−</math:mo>
                  <math:mi>k</math:mi>
                </math:mrow>
              </math:msup>
            </math:mrow>
            <math:mo math:stretchy="false">)</math:mo>
          </math:mrow>
        </math:mrow>
      </math:mrow>
    </math:mrow>
    <math:annotation math:encoding="StarMath 5.0">(x + y)^n = sum from{k=0} to{n} {left ( binom{n}{k}  right ) (x^{k}y ^{n-k})}</math:annotation>
  </math:semantics>
</math:math>
</file>

<file path=Object 20/content.xml><?xml version="1.0" encoding="utf-8"?>
<!DOCTYPE math  PUBLIC '-//OpenOffice.org//DTD Modified W3C MathML 1.01//EN'  'math.dtd'>
<math:math xmlns:math="http://www.w3.org/1998/Math/MathML">
  <math:semantics>
    <math:mrow>
      <math:mrow>
        <math:mrow>
          <math:mrow>
            <math:msub>
              <math:mi>m</math:mi>
              <math:mn>1</math:mn>
            </math:msub>
            <math:mo math:stretchy="false">+</math:mo>
            <math:msub>
              <math:mi>m</math:mi>
              <math:mn>2</math:mn>
            </math:msub>
          </math:mrow>
          <math:mo math:stretchy="false">+</math:mo>
          <math:mn>...</math:mn>
        </math:mrow>
        <math:mo math:stretchy="false">+</math:mo>
        <math:msub>
          <math:mi>m</math:mi>
          <math:mi>k</math:mi>
        </math:msub>
      </math:mrow>
      <math:mo math:stretchy="false">=</math:mo>
      <math:mi>k</math:mi>
    </math:mrow>
    <math:annotation math:encoding="StarMath 5.0">m_{1} + m_{2} + ... + m_{k} = k</math:annotation>
  </math:semantics>
</math:math>
</file>

<file path=Object 21/content.xml><?xml version="1.0" encoding="utf-8"?>
<!DOCTYPE math  PUBLIC '-//OpenOffice.org//DTD Modified W3C MathML 1.01//EN'  'math.dtd'>
<math:math xmlns:math="http://www.w3.org/1998/Math/MathML">
  <math:semantics>
    <math:mrow>
      <math:mo math:stretchy="false">{</math:mo>
      <math:msub>
        <math:mi>a</math:mi>
        <math:mi>n</math:mi>
      </math:msub>
      <math:mo math:stretchy="false">}</math:mo>
    </math:mrow>
    <math:annotation math:encoding="StarMath 5.0">lbrace a_n rbrace</math:annotation>
  </math:semantics>
</math:math>
</file>

<file path=Object 22/content.xml><?xml version="1.0" encoding="utf-8"?>
<!DOCTYPE math  PUBLIC '-//OpenOffice.org//DTD Modified W3C MathML 1.01//EN'  'math.dtd'>
<math:math xmlns:math="http://www.w3.org/1998/Math/MathML">
  <math:semantics>
    <math:mrow>
      <math:mrow>
        <math:msub>
          <math:mi>a</math:mi>
          <math:mi>n</math:mi>
        </math:msub>
        <math:mo math:stretchy="false">=</math:mo>
        <math:msub>
          <math:mi>c</math:mi>
          <math:mn>1</math:mn>
        </math:msub>
      </math:mrow>
      <math:mrow>
        <math:msub>
          <math:mi>a</math:mi>
          <math:mrow>
            <math:mi>n</math:mi>
            <math:mo math:stretchy="false">−</math:mo>
            <math:mn>1</math:mn>
          </math:mrow>
        </math:msub>
        <math:mo math:stretchy="false">+</math:mo>
        <math:msub>
          <math:mi>c</math:mi>
          <math:mn>2</math:mn>
        </math:msub>
      </math:mrow>
      <math:mrow>
        <math:mrow>
          <math:msub>
            <math:mi>a</math:mi>
            <math:mrow>
              <math:mi>n</math:mi>
              <math:mo math:stretchy="false">−</math:mo>
              <math:mn>2</math:mn>
            </math:mrow>
          </math:msub>
          <math:mo math:stretchy="false">+</math:mo>
          <math:mn>...</math:mn>
        </math:mrow>
        <math:mo math:stretchy="false">+</math:mo>
        <math:msub>
          <math:mi>c</math:mi>
          <math:mi>k</math:mi>
        </math:msub>
      </math:mrow>
      <math:msub>
        <math:mi>a</math:mi>
        <math:mrow>
          <math:mi>n</math:mi>
          <math:mo math:stretchy="false">−</math:mo>
          <math:mi>k</math:mi>
        </math:mrow>
      </math:msub>
    </math:mrow>
    <math:annotation math:encoding="StarMath 5.0">a_n = c_{1}a_{n-1} + c_{2}a_{n-2} + ... + c_{k}a_{n-k}</math:annotation>
  </math:semantics>
</math:math>
</file>

<file path=Object 23/content.xml><?xml version="1.0" encoding="utf-8"?>
<!DOCTYPE math  PUBLIC '-//OpenOffice.org//DTD Modified W3C MathML 1.01//EN'  'math.dtd'>
<math:math xmlns:math="http://www.w3.org/1998/Math/MathML">
  <math:semantics>
    <math:mrow>
      <math:mrow>
        <math:msub>
          <math:mi>a</math:mi>
          <math:mi>n</math:mi>
        </math:msub>
        <math:mo math:stretchy="false">=</math:mo>
        <math:mrow>
          <math:mo math:stretchy="false">(</math:mo>
          <math:mrow>
            <math:mrow>
              <math:msub>
                <math:mo math:stretchy="false">α</math:mo>
                <math:mn>1,0</math:mn>
              </math:msub>
              <math:mo math:stretchy="false">+</math:mo>
              <math:msub>
                <math:mo math:stretchy="false">α</math:mo>
                <math:mn>1,1</math:mn>
              </math:msub>
            </math:mrow>
            <math:mrow>
              <math:mi>n</math:mi>
              <math:mo math:stretchy="false">+</math:mo>
              <math:msub>
                <math:mo math:stretchy="false">α</math:mo>
                <math:mrow>
                  <math:mn>1,</math:mn>
                  <math:mrow>
                    <math:msub>
                      <math:mi>m</math:mi>
                      <math:mn>1</math:mn>
                    </math:msub>
                    <math:mo math:stretchy="false">−</math:mo>
                    <math:mn>1</math:mn>
                  </math:mrow>
                </math:mrow>
              </math:msub>
            </math:mrow>
            <math:msup>
              <math:mi>n</math:mi>
              <math:mrow>
                <math:msub>
                  <math:mi>m</math:mi>
                  <math:mn>1</math:mn>
                </math:msub>
                <math:mo math:stretchy="false">−</math:mo>
                <math:mn>1</math:mn>
              </math:mrow>
            </math:msup>
          </math:mrow>
          <math:mo math:stretchy="false">)</math:mo>
        </math:mrow>
      </math:mrow>
      <math:msubsup>
        <math:mi>r</math:mi>
        <math:mn>1</math:mn>
        <math:mi>n</math:mi>
      </math:msubsup>
    </math:mrow>
    <math:annotation math:encoding="StarMath 5.0">a_n = (%alpha_{1,0} + %alpha_{1,1}n + %alpha_{1,m_1-1}n^{m_1-1})r_1^n</math:annotation>
  </math:semantics>
</math:math>
</file>

<file path=Object 24/content.xml><?xml version="1.0" encoding="utf-8"?>
<!DOCTYPE math  PUBLIC '-//OpenOffice.org//DTD Modified W3C MathML 1.01//EN'  'math.dtd'>
<math:math xmlns:math="http://www.w3.org/1998/Math/MathML">
  <math:semantics>
    <math:mrow>
      <math:mrow>
        <math:mo math:stretchy="false">(</math:mo>
        <math:mrow>
          <math:mrow>
            <math:msub>
              <math:mo math:stretchy="false">α</math:mo>
              <math:mn>2,0</math:mn>
            </math:msub>
            <math:mo math:stretchy="false">+</math:mo>
            <math:msub>
              <math:mo math:stretchy="false">α</math:mo>
              <math:mn>2,1</math:mn>
            </math:msub>
          </math:mrow>
          <math:mrow>
            <math:mi>n</math:mi>
            <math:mo math:stretchy="false">+</math:mo>
            <math:msub>
              <math:mo math:stretchy="false">α</math:mo>
              <math:mrow>
                <math:mn>2,</math:mn>
                <math:mrow>
                  <math:msub>
                    <math:mi>m</math:mi>
                    <math:mn>2</math:mn>
                  </math:msub>
                  <math:mo math:stretchy="false">−</math:mo>
                  <math:mn>1</math:mn>
                </math:mrow>
              </math:mrow>
            </math:msub>
          </math:mrow>
          <math:msup>
            <math:mi>n</math:mi>
            <math:mrow>
              <math:msub>
                <math:mi>m</math:mi>
                <math:mn>2</math:mn>
              </math:msub>
              <math:mo math:stretchy="false">−</math:mo>
              <math:mn>1</math:mn>
            </math:mrow>
          </math:msup>
        </math:mrow>
        <math:mo math:stretchy="false">)</math:mo>
      </math:mrow>
      <math:msubsup>
        <math:mi>r</math:mi>
        <math:mn>2</math:mn>
        <math:mi>n</math:mi>
      </math:msubsup>
    </math:mrow>
    <math:annotation math:encoding="StarMath 5.0">      (%alpha_{2,0} + %alpha_{2,1}n + %alpha_{2,m_2-1}n^{m_2-1})r_2^n</math:annotation>
  </math:semantics>
</math:math>
</file>

<file path=Object 25/content.xml><?xml version="1.0" encoding="utf-8"?>
<!DOCTYPE math  PUBLIC '-//OpenOffice.org//DTD Modified W3C MathML 1.01//EN'  'math.dtd'>
<math:math xmlns:math="http://www.w3.org/1998/Math/MathML">
  <math:semantics>
    <math:mrow>
      <math:mrow>
        <math:mrow>
          <math:mo math:stretchy="false">+</math:mo>
          <math:mn>...</math:mn>
        </math:mrow>
        <math:mo math:stretchy="false">+</math:mo>
        <math:mrow>
          <math:mo math:stretchy="false">(</math:mo>
          <math:mrow>
            <math:mrow>
              <math:msub>
                <math:mo math:stretchy="false">α</math:mo>
                <math:mrow>
                  <math:mi>t</math:mi>
                  <math:mi>,</math:mi>
                  <math:mn>0</math:mn>
                </math:mrow>
              </math:msub>
              <math:mo math:stretchy="false">+</math:mo>
              <math:msub>
                <math:mo math:stretchy="false">α</math:mo>
                <math:mrow>
                  <math:mi>t</math:mi>
                  <math:mi>,</math:mi>
                  <math:mn>1</math:mn>
                </math:mrow>
              </math:msub>
            </math:mrow>
            <math:mrow>
              <math:mi>n</math:mi>
              <math:mo math:stretchy="false">+</math:mo>
              <math:msub>
                <math:mo math:stretchy="false">α</math:mo>
                <math:mrow>
                  <math:mi>t</math:mi>
                  <math:mi>,</math:mi>
                  <math:mrow>
                    <math:msub>
                      <math:mi>m</math:mi>
                      <math:mn>1</math:mn>
                    </math:msub>
                    <math:mo math:stretchy="false">−</math:mo>
                    <math:mn>1</math:mn>
                  </math:mrow>
                </math:mrow>
              </math:msub>
            </math:mrow>
            <math:msup>
              <math:mi>n</math:mi>
              <math:mrow>
                <math:msub>
                  <math:mi>m</math:mi>
                  <math:mn>1</math:mn>
                </math:msub>
                <math:mo math:stretchy="false">−</math:mo>
                <math:mn>1</math:mn>
              </math:mrow>
            </math:msup>
          </math:mrow>
          <math:mo math:stretchy="false">)</math:mo>
        </math:mrow>
      </math:mrow>
      <math:msubsup>
        <math:mi>r</math:mi>
        <math:mi>t</math:mi>
        <math:mi>n</math:mi>
      </math:msubsup>
    </math:mrow>
    <math:annotation math:encoding="StarMath 5.0">      + ... +(%alpha_{t,0} + %alpha_{t,1}n + %alpha_{t,m_1-1}n^{m_1-1})r_t^n</math:annotation>
  </math:semantics>
</math:math>
</file>

<file path=Object 26/content.xml><?xml version="1.0" encoding="utf-8"?>
<!DOCTYPE math  PUBLIC '-//OpenOffice.org//DTD Modified W3C MathML 1.01//EN'  'math.dtd'>
<math:math xmlns:math="http://www.w3.org/1998/Math/MathML">
  <math:semantics>
    <math:msub>
      <math:mo math:stretchy="false">α</math:mo>
      <math:mrow>
        <math:mi>i</math:mi>
        <math:mi>,</math:mi>
        <math:mi>j</math:mi>
      </math:mrow>
    </math:msub>
    <math:annotation math:encoding="StarMath 5.0">%alpha_{i,j}</math:annotation>
  </math:semantics>
</math:math>
</file>

<file path=Object 27/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28/content.xml><?xml version="1.0" encoding="utf-8"?>
<!DOCTYPE math  PUBLIC '-//OpenOffice.org//DTD Modified W3C MathML 1.01//EN'  'math.dtd'>
<math:math xmlns:math="http://www.w3.org/1998/Math/MathML">
  <math:semantics>
    <math:mrow>
      <math:mrow>
        <math:mo math:stretchy="false">∣</math:mo>
        <math:mrow>
          <math:mrow>
            <math:mrow>
              <math:msub>
                <math:mi>A</math:mi>
                <math:mn>1</math:mn>
              </math:msub>
              <math:mo math:stretchy="false">∪</math:mo>
              <math:msub>
                <math:mi>A</math:mi>
                <math:mn>2</math:mn>
              </math:msub>
            </math:mrow>
            <math:mo math:stretchy="false">∪</math:mo>
            <math:mn>...</math:mn>
          </math:mrow>
          <math:mo math:stretchy="false">∪</math:mo>
          <math:msub>
            <math:mi>A</math:mi>
            <math:mi>n</math:mi>
          </math:msub>
        </math:mrow>
        <math:mo math:stretchy="false">∣</math:mo>
      </math:mrow>
      <math:mo math:stretchy="false">=</math:mo>
      <math:mrow>
        <math:mrow>
          <math:munder>
            <math:mo math:stretchy="false">∑</math:mo>
            <math:mrow>
              <math:mrow>
                <math:mn>1</math:mn>
                <math:mo math:stretchy="false">≤</math:mo>
                <math:mi>i</math:mi>
              </math:mrow>
              <math:mo math:stretchy="false">≤</math:mo>
              <math:mi>n</math:mi>
            </math:mrow>
          </math:munder>
          <math:mrow>
            <math:mo math:stretchy="false">∣</math:mo>
            <math:msub>
              <math:mi>A</math:mi>
              <math:mi>i</math:mi>
            </math:msub>
            <math:mo math:stretchy="false">∣</math:mo>
          </math:mrow>
        </math:mrow>
        <math:mo math:stretchy="false">−</math:mo>
        <math:mrow>
          <math:munder>
            <math:mo math:stretchy="false">∑</math:mo>
            <math:mrow>
              <math:mrow>
                <math:mrow>
                  <math:mn>1</math:mn>
                  <math:mo math:stretchy="false">≤</math:mo>
                  <math:mi>i</math:mi>
                </math:mrow>
                <math:mo math:stretchy="false">&lt;</math:mo>
                <math:mi>j</math:mi>
              </math:mrow>
              <math:mo math:stretchy="false">≤</math:mo>
              <math:mi>n</math:mi>
            </math:mrow>
          </math:munder>
          <math:mrow>
            <math:mo math:stretchy="false">∣</math:mo>
            <math:mrow>
              <math:msub>
                <math:mi>A</math:mi>
                <math:mi>i</math:mi>
              </math:msub>
              <math:mo math:stretchy="false">∪</math:mo>
              <math:msub>
                <math:mi>A</math:mi>
                <math:mi>j</math:mi>
              </math:msub>
            </math:mrow>
            <math:mo math:stretchy="false">∣</math:mo>
          </math:mrow>
        </math:mrow>
      </math:mrow>
    </math:mrow>
    <math:annotation math:encoding="StarMath 5.0">lline A_1 union A_2 union ... union A_n rline = 
sum from{1 leslant i leslant n}{lline {A_i}rline} 
-sum from{1 leslant i &lt; j leslant n}{lline {A_i union A_j}rline}</math:annotation>
  </math:semantics>
</math:math>
</file>

<file path=Object 29/content.xml><?xml version="1.0" encoding="utf-8"?>
<!DOCTYPE math  PUBLIC '-//OpenOffice.org//DTD Modified W3C MathML 1.01//EN'  'math.dtd'>
<math:math xmlns:math="http://www.w3.org/1998/Math/MathML">
  <math:semantics>
    <math:mrow>
      <math:msub>
        <math:mi>A</math:mi>
        <math:mn>1,</math:mn>
      </math:msub>
      <math:msub>
        <math:mi>A</math:mi>
        <math:mn>2,</math:mn>
      </math:msub>
      <math:mn>...</math:mn>
      <math:mi>,</math:mi>
      <math:msub>
        <math:mi>A</math:mi>
        <math:mi>n</math:mi>
      </math:msub>
    </math:mrow>
    <math:annotation math:encoding="StarMath 5.0">A_1,A_2, ... ,A_n</math:annotation>
  </math:semantics>
</math:math>
</file>

<file path=Object 3/content.xml><?xml version="1.0" encoding="utf-8"?>
<!DOCTYPE math  PUBLIC '-//OpenOffice.org//DTD Modified W3C MathML 1.01//EN'  'math.dtd'>
<math:math xmlns:math="http://www.w3.org/1998/Math/MathML">
  <math:semantics>
    <math:mrow>
      <math:mo math:stretchy="false">⌈</math:mo>
      <math:mtable>
        <math:mtr>
          <math:mi>n</math:mi>
        </math:mtr>
        <math:mtr>
          <math:mi>m</math:mi>
        </math:mtr>
      </math:mtable>
      <math:mo math:stretchy="false">⌉</math:mo>
    </math:mrow>
    <math:annotation math:encoding="StarMath 5.0">\lceil {binom{n}{m}} \rceil</math:annotation>
  </math:semantics>
</math:math>
</file>

<file path=Object 30/content.xml><?xml version="1.0" encoding="utf-8"?>
<!DOCTYPE math  PUBLIC '-//OpenOffice.org//DTD Modified W3C MathML 1.01//EN'  'math.dtd'>
<math:math xmlns:math="http://www.w3.org/1998/Math/MathML">
  <math:semantics>
    <math:mrow>
      <math:mrow>
        <math:mrow>
          <math:mrow>
            <math:mo math:stretchy="false">+</math:mo>
            <math:mrow>
              <math:munder>
                <math:mo math:stretchy="false">∑</math:mo>
                <math:mrow>
                  <math:mrow>
                    <math:mrow>
                      <math:mrow>
                        <math:mn>1</math:mn>
                        <math:mo math:stretchy="false">≤</math:mo>
                        <math:mi>i</math:mi>
                      </math:mrow>
                      <math:mo math:stretchy="false">&lt;</math:mo>
                      <math:mi>j</math:mi>
                    </math:mrow>
                    <math:mo math:stretchy="false">&lt;</math:mo>
                    <math:mi>k</math:mi>
                  </math:mrow>
                  <math:mo math:stretchy="false">≤</math:mo>
                  <math:mi>n</math:mi>
                </math:mrow>
              </math:munder>
              <math:mrow>
                <math:mo math:stretchy="false">∣</math:mo>
                <math:mrow>
                  <math:mrow>
                    <math:msub>
                      <math:mi>A</math:mi>
                      <math:mi>i</math:mi>
                    </math:msub>
                    <math:mo math:stretchy="false">∪</math:mo>
                    <math:msub>
                      <math:mi>A</math:mi>
                      <math:mi>j</math:mi>
                    </math:msub>
                  </math:mrow>
                  <math:mo math:stretchy="false">∪</math:mo>
                  <math:msub>
                    <math:mi>A</math:mi>
                    <math:mi>k</math:mi>
                  </math:msub>
                </math:mrow>
                <math:mo math:stretchy="false">∣</math:mo>
              </math:mrow>
            </math:mrow>
          </math:mrow>
          <math:mo math:stretchy="false">−</math:mo>
          <math:mn>...</math:mn>
        </math:mrow>
        <math:mo math:stretchy="false">+</math:mo>
        <math:msup>
          <math:mrow>
            <math:mo math:stretchy="false">(</math:mo>
            <math:mrow>
              <math:mo math:stretchy="false">−</math:mo>
              <math:mn>1</math:mn>
            </math:mrow>
            <math:mo math:stretchy="false">)</math:mo>
          </math:mrow>
          <math:mrow>
            <math:mi>n</math:mi>
            <math:mo math:stretchy="false">+</math:mo>
            <math:mn>1</math:mn>
          </math:mrow>
        </math:msup>
      </math:mrow>
      <math:mrow>
        <math:mo math:stretchy="false">∣</math:mo>
        <math:mrow>
          <math:mrow>
            <math:mrow>
              <math:msub>
                <math:mi>A</math:mi>
                <math:mn>1</math:mn>
              </math:msub>
              <math:mo math:stretchy="false">∩</math:mo>
              <math:msub>
                <math:mi>A</math:mi>
                <math:mn>2</math:mn>
              </math:msub>
            </math:mrow>
            <math:mo math:stretchy="false">∩</math:mo>
            <math:mn>...</math:mn>
          </math:mrow>
          <math:mo math:stretchy="false">∩</math:mo>
          <math:msub>
            <math:mi>A</math:mi>
            <math:mi>n</math:mi>
          </math:msub>
        </math:mrow>
        <math:mo math:stretchy="false">∣</math:mo>
      </math:mrow>
    </math:mrow>
    <math:annotation math:encoding="StarMath 5.0">+sum from{1 leslant i &lt; j &lt; k leslant n}{lline {A_i union A_j union A_k} rline}- ... +
(-1)^{n+1}lline {A_1 intersection A_2 intersection ... intersection A_n} rline</math:annotation>
  </math:semantics>
</math:math>
</file>

<file path=Object 4/content.xml><?xml version="1.0" encoding="utf-8"?>
<!DOCTYPE math  PUBLIC '-//OpenOffice.org//DTD Modified W3C MathML 1.01//EN'  'math.dtd'>
<math:math xmlns:math="http://www.w3.org/1998/Math/MathML">
  <math:semantics>
    <math:mrow>
      <math:mo math:stretchy="false">⌈</math:mo>
      <math:mn>...</math:mn>
      <math:mo math:stretchy="false">⌉</math:mo>
    </math:mrow>
    <math:annotation math:encoding="StarMath 5.0">\lceil ... \rceil</math:annotation>
  </math:semantics>
</math:math>
</file>

<file path=Object 5/content.xml><?xml version="1.0" encoding="utf-8"?>
<!DOCTYPE math  PUBLIC '-//OpenOffice.org//DTD Modified W3C MathML 1.01//EN'  'math.dtd'>
<math:math xmlns:math="http://www.w3.org/1998/Math/MathML">
  <math:semantics>
    <math:mfrac>
      <math:mrow>
        <math:mi>n</math:mi>
        <math:mi>!</math:mi>
      </math:mrow>
      <math:mrow>
        <math:mrow>
          <math:mo math:stretchy="false">(</math:mo>
          <math:mrow>
            <math:mi>n</math:mi>
            <math:mo math:stretchy="false">−</math:mo>
            <math:mi>r</math:mi>
          </math:mrow>
          <math:mo math:stretchy="false">)</math:mo>
        </math:mrow>
        <math:mi>!</math:mi>
      </math:mrow>
    </math:mfrac>
    <math:annotation math:encoding="StarMath 5.0">{n!} over {(n-r)!}</math:annotation>
  </math:semantics>
</math:math>
</file>

<file path=Object 6/content.xml><?xml version="1.0" encoding="utf-8"?>
<!DOCTYPE math  PUBLIC '-//OpenOffice.org//DTD Modified W3C MathML 1.01//EN'  'math.dtd'>
<math:math xmlns:math="http://www.w3.org/1998/Math/MathML">
  <math:semantics>
    <math:mfrac>
      <math:mrow>
        <math:mi>n</math:mi>
        <math:mi>!</math:mi>
      </math:mrow>
      <math:mrow>
        <math:mi>r</math:mi>
        <math:mi>!</math:mi>
        <math:mrow>
          <math:mo math:stretchy="false">(</math:mo>
          <math:mrow>
            <math:mi>n</math:mi>
            <math:mo math:stretchy="false">−</math:mo>
            <math:mi>r</math:mi>
          </math:mrow>
          <math:mo math:stretchy="false">)</math:mo>
        </math:mrow>
        <math:mi>!</math:mi>
      </math:mrow>
    </math:mfrac>
    <math:annotation math:encoding="StarMath 5.0">{n!} over {r!(n-r)!}</math:annotation>
  </math:semantics>
</math:math>
</file>

<file path=Object 7/content.xml><?xml version="1.0" encoding="utf-8"?>
<!DOCTYPE math  PUBLIC '-//OpenOffice.org//DTD Modified W3C MathML 1.01//EN'  'math.dtd'>
<math:math xmlns:math="http://www.w3.org/1998/Math/MathML">
  <math:semantics>
    <math:msup>
      <math:mi>n</math:mi>
      <math:mi>r</math:mi>
    </math:msup>
    <math:annotation math:encoding="StarMath 5.0">n^r</math:annotation>
  </math:semantics>
</math:math>
</file>

<file path=Object 8/content.xml><?xml version="1.0" encoding="utf-8"?>
<!DOCTYPE math  PUBLIC '-//OpenOffice.org//DTD Modified W3C MathML 1.01//EN'  'math.dtd'>
<math:math xmlns:math="http://www.w3.org/1998/Math/MathML">
  <math:semantics>
    <math:mfrac>
      <math:mrow>
        <math:mrow>
          <math:mo math:stretchy="false">(</math:mo>
          <math:mrow>
            <math:mrow>
              <math:mi>n</math:mi>
              <math:mo math:stretchy="false">+</math:mo>
              <math:mi>r</math:mi>
            </math:mrow>
            <math:mo math:stretchy="false">−</math:mo>
            <math:mn>1</math:mn>
          </math:mrow>
          <math:mo math:stretchy="false">)</math:mo>
        </math:mrow>
        <math:mi>!</math:mi>
      </math:mrow>
      <math:mrow>
        <math:mi>r</math:mi>
        <math:mi>!</math:mi>
        <math:mrow>
          <math:mo math:stretchy="false">(</math:mo>
          <math:mrow>
            <math:mi>n</math:mi>
            <math:mo math:stretchy="false">−</math:mo>
            <math:mn>1</math:mn>
          </math:mrow>
          <math:mo math:stretchy="false">)</math:mo>
        </math:mrow>
        <math:mi>!</math:mi>
      </math:mrow>
    </math:mfrac>
    <math:annotation math:encoding="StarMath 5.0">{(n+r-1)!} over {r!(n-1)!}</math:annotation>
  </math:semantics>
</math:math>
</file>

<file path=Object 9/content.xml><?xml version="1.0" encoding="utf-8"?>
<!DOCTYPE math  PUBLIC '-//OpenOffice.org//DTD Modified W3C MathML 1.01//EN'  'math.dtd'>
<math:math xmlns:math="http://www.w3.org/1998/Math/MathML">
  <math:semantics>
    <math:mfrac>
      <math:mrow>
        <math:mi>n</math:mi>
        <math:mi>!</math:mi>
      </math:mrow>
      <math:mrow>
        <math:msub>
          <math:mi>n</math:mi>
          <math:mn>1</math:mn>
        </math:msub>
        <math:mi>!</math:mi>
        <math:msub>
          <math:mi>n</math:mi>
          <math:mn>2</math:mn>
        </math:msub>
        <math:mi>!</math:mi>
        <math:mn>...</math:mn>
        <math:msub>
          <math:mi>n</math:mi>
          <math:mi>k</math:mi>
        </math:msub>
        <math:mi>!</math:mi>
      </math:mrow>
    </math:mfrac>
    <math:annotation math:encoding="StarMath 5.0">{n!} over {n _{1}!n _{2}!...n _{k}!}</math:annotation>
  </math:semantics>
</math:math>
</file>